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rain_1h</text:p>
          </table:table-cell>
          <table:table-cell office:value-type="string" calcext:value-type="string">
            <text:p>snow_1h</text:p>
          </table:table-cell>
          <table:table-cell office:value-type="string" calcext:value-type="string">
            <text:p>clouds_all</text:p>
          </table:table-cell>
          <table:table-cell office:value-type="string" calcext:value-type="string">
            <text:p>weather_description</text:p>
          </table:table-cell>
          <table:table-cell office:value-type="string" calcext:value-type="string">
            <text:p>traffic_volume</text:p>
          </table:table-cell>
          <table:table-cell office:value-type="string" calcext:value-type="string">
            <text:p>weather_main</text:p>
          </table:table-cell>
        </table:table-row>
        <table:table-row table:style-name="ro1">
          <table:table-cell office:value-type="float" office:value="288.28" calcext:value-type="float">
            <text:p>288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cattered clouds</text:p>
          </table:table-cell>
          <table:table-cell office:value-type="float" office:value="5545" calcext:value-type="float">
            <text:p>5545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9.36" calcext:value-type="float">
            <text:p>289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roken clouds</text:p>
          </table:table-cell>
          <table:table-cell office:value-type="float" office:value="4516" calcext:value-type="float">
            <text:p>4516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9.58" calcext:value-type="float">
            <text:p>289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4767" calcext:value-type="float">
            <text:p>4767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90.13" calcext:value-type="float">
            <text:p>29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5026" calcext:value-type="float">
            <text:p>5026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91.14" calcext:value-type="float">
            <text:p>291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roken clouds</text:p>
          </table:table-cell>
          <table:table-cell office:value-type="float" office:value="4918" calcext:value-type="float">
            <text:p>4918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91.72" calcext:value-type="float">
            <text:p>291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 is clear</text:p>
          </table:table-cell>
          <table:table-cell office:value-type="float" office:value="5181" calcext:value-type="float">
            <text:p>5181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93.17" calcext:value-type="float">
            <text:p>293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 is clear</text:p>
          </table:table-cell>
          <table:table-cell office:value-type="float" office:value="5584" calcext:value-type="float">
            <text:p>5584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93.86" calcext:value-type="float">
            <text:p>293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 is clear</text:p>
          </table:table-cell>
          <table:table-cell office:value-type="float" office:value="6015" calcext:value-type="float">
            <text:p>6015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94.14" calcext:value-type="float">
            <text:p>294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w clouds</text:p>
          </table:table-cell>
          <table:table-cell office:value-type="float" office:value="5791" calcext:value-type="float">
            <text:p>5791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93.1" calcext:value-type="float">
            <text:p>293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w clouds</text:p>
          </table:table-cell>
          <table:table-cell office:value-type="float" office:value="4770" calcext:value-type="float">
            <text:p>4770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90.97" calcext:value-type="float">
            <text:p>290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w clouds</text:p>
          </table:table-cell>
          <table:table-cell office:value-type="float" office:value="3539" calcext:value-type="float">
            <text:p>3539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9.38" calcext:value-type="float">
            <text:p>289.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 is clear</text:p>
          </table:table-cell>
          <table:table-cell office:value-type="float" office:value="2784" calcext:value-type="float">
            <text:p>2784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88.61" calcext:value-type="float">
            <text:p>288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 is clear</text:p>
          </table:table-cell>
          <table:table-cell office:value-type="float" office:value="2361" calcext:value-type="float">
            <text:p>2361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87.16" calcext:value-type="float">
            <text:p>287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 is clear</text:p>
          </table:table-cell>
          <table:table-cell office:value-type="float" office:value="1529" calcext:value-type="float">
            <text:p>1529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85.45" calcext:value-type="float">
            <text:p>285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 is clear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84.63" calcext:value-type="float">
            <text:p>284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 is clear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83.47" calcext:value-type="float">
            <text:p>283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 is clear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81.18" calcext:value-type="float">
            <text:p>281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 is clear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81.09" calcext:value-type="float">
            <text:p>281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 is clear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79.53" calcext:value-type="float">
            <text:p>279.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 is clear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78.62" calcext:value-type="float">
            <text:p>278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 is clear</text:p>
          </table:table-cell>
          <table:table-cell office:value-type="float" office:value="2718" calcext:value-type="float">
            <text:p>2718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78.23" calcext:value-type="float">
            <text:p>278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 is clear</text:p>
          </table:table-cell>
          <table:table-cell office:value-type="float" office:value="5673" calcext:value-type="float">
            <text:p>5673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78.12" calcext:value-type="float">
            <text:p>278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 is clear</text:p>
          </table:table-cell>
          <table:table-cell office:value-type="float" office:value="6511" calcext:value-type="float">
            <text:p>6511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82.48" calcext:value-type="float">
            <text:p>282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 is clear</text:p>
          </table:table-cell>
          <table:table-cell office:value-type="float" office:value="5471" calcext:value-type="float">
            <text:p>5471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91.97" calcext:value-type="float">
            <text:p>291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 is clear</text:p>
          </table:table-cell>
          <table:table-cell office:value-type="float" office:value="5097" calcext:value-type="float">
            <text:p>5097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93.23" calcext:value-type="float">
            <text:p>293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 is clear</text:p>
          </table:table-cell>
          <table:table-cell office:value-type="float" office:value="4887" calcext:value-type="float">
            <text:p>4887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94.31" calcext:value-type="float">
            <text:p>294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 is clear</text:p>
          </table:table-cell>
          <table:table-cell office:value-type="float" office:value="5337" calcext:value-type="float">
            <text:p>5337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95.17" calcext:value-type="float">
            <text:p>295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 is clear</text:p>
          </table:table-cell>
          <table:table-cell office:value-type="float" office:value="5692" calcext:value-type="float">
            <text:p>5692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95.13" calcext:value-type="float">
            <text:p>295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 is clear</text:p>
          </table:table-cell>
          <table:table-cell office:value-type="float" office:value="6137" calcext:value-type="float">
            <text:p>6137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93.66" calcext:value-type="float">
            <text:p>293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w clouds</text:p>
          </table:table-cell>
          <table:table-cell office:value-type="float" office:value="4623" calcext:value-type="float">
            <text:p>4623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90.65" calcext:value-type="float">
            <text:p>29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w clouds</text:p>
          </table:table-cell>
          <table:table-cell office:value-type="float" office:value="3591" calcext:value-type="float">
            <text:p>3591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8.19" calcext:value-type="float">
            <text:p>288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w clouds</text:p>
          </table:table-cell>
          <table:table-cell office:value-type="float" office:value="2898" calcext:value-type="float">
            <text:p>2898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7.1" calcext:value-type="float">
            <text:p>287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 is clear</text:p>
          </table:table-cell>
          <table:table-cell office:value-type="float" office:value="2637" calcext:value-type="float">
            <text:p>2637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86.25" calcext:value-type="float">
            <text:p>286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 is clear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85.26" calcext:value-type="float">
            <text:p>285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 is clear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84.55" calcext:value-type="float">
            <text:p>284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 is clear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83.47" calcext:value-type="float">
            <text:p>283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 is clear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83.17" calcext:value-type="float">
            <text:p>283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 is clear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82.04" calcext:value-type="float">
            <text:p>282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 is clear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81.69" calcext:value-type="float">
            <text:p>281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 is clear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81.32" calcext:value-type="float">
            <text:p>281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 is clear</text:p>
          </table:table-cell>
          <table:table-cell office:value-type="float" office:value="2726" calcext:value-type="float">
            <text:p>2726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80.74" calcext:value-type="float">
            <text:p>280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 is clear</text:p>
          </table:table-cell>
          <table:table-cell office:value-type="float" office:value="5689" calcext:value-type="float">
            <text:p>5689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80.57" calcext:value-type="float">
            <text:p>280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 is clear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81.86" calcext:value-type="float">
            <text:p>281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 is clear</text:p>
          </table:table-cell>
          <table:table-cell office:value-type="float" office:value="5985" calcext:value-type="float">
            <text:p>5985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84.98" calcext:value-type="float">
            <text:p>284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 is clear</text:p>
          </table:table-cell>
          <table:table-cell office:value-type="float" office:value="5309" calcext:value-type="float">
            <text:p>5309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89.18" calcext:value-type="float">
            <text:p>289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 is clear</text:p>
          </table:table-cell>
          <table:table-cell office:value-type="float" office:value="4603" calcext:value-type="float">
            <text:p>4603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91.55" calcext:value-type="float">
            <text:p>291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 is clear</text:p>
          </table:table-cell>
          <table:table-cell office:value-type="float" office:value="4884" calcext:value-type="float">
            <text:p>4884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94.97" calcext:value-type="float">
            <text:p>294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 is clear</text:p>
          </table:table-cell>
          <table:table-cell office:value-type="float" office:value="5104" calcext:value-type="float">
            <text:p>5104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96.38" calcext:value-type="float">
            <text:p>296.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 is clear</text:p>
          </table:table-cell>
          <table:table-cell office:value-type="float" office:value="5178" calcext:value-type="float">
            <text:p>5178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97.32" calcext:value-type="float">
            <text:p>297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 is clear</text:p>
          </table:table-cell>
          <table:table-cell office:value-type="float" office:value="5501" calcext:value-type="float">
            <text:p>5501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98.17" calcext:value-type="float">
            <text:p>298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 is clear</text:p>
          </table:table-cell>
          <table:table-cell office:value-type="float" office:value="5713" calcext:value-type="float">
            <text:p>5713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98.06" calcext:value-type="float">
            <text:p>298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w clouds</text:p>
          </table:table-cell>
          <table:table-cell office:value-type="float" office:value="6292" calcext:value-type="float">
            <text:p>6292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97.67" calcext:value-type="float">
            <text:p>297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w clouds</text:p>
          </table:table-cell>
          <table:table-cell office:value-type="float" office:value="6057" calcext:value-type="float">
            <text:p>6057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96.36" calcext:value-type="float">
            <text:p>296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cattered clouds</text:p>
          </table:table-cell>
          <table:table-cell office:value-type="float" office:value="4907" calcext:value-type="float">
            <text:p>4907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93.85" calcext:value-type="float">
            <text:p>293.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cattered clouds</text:p>
          </table:table-cell>
          <table:table-cell office:value-type="float" office:value="3503" calcext:value-type="float">
            <text:p>3503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92.43" calcext:value-type="float">
            <text:p>292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cattered clouds</text:p>
          </table:table-cell>
          <table:table-cell office:value-type="float" office:value="3037" calcext:value-type="float">
            <text:p>3037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91.77" calcext:value-type="float">
            <text:p>291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roken clouds</text:p>
          </table:table-cell>
          <table:table-cell office:value-type="float" office:value="2822" calcext:value-type="float">
            <text:p>2822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91.36" calcext:value-type="float">
            <text:p>291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roken clouds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91.12" calcext:value-type="float">
            <text:p>291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roken clouds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90.63" calcext:value-type="float">
            <text:p>290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roken clouds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90.46" calcext:value-type="float">
            <text:p>290.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cattered clouds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9.26" calcext:value-type="float">
            <text:p>289.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ky is clear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83.21" calcext:value-type="float">
            <text:p>283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roken clouds</text:p>
          </table:table-cell>
          <table:table-cell office:value-type="float" office:value="2489" calcext:value-type="float">
            <text:p>2489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2.24" calcext:value-type="float">
            <text:p>282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5537" calcext:value-type="float">
            <text:p>5537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1.69" calcext:value-type="float">
            <text:p>281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6628" calcext:value-type="float">
            <text:p>6628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0.57" calcext:value-type="float">
            <text:p>280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5534" calcext:value-type="float">
            <text:p>5534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0.02" calcext:value-type="float">
            <text:p>28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roken clouds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0.11" calcext:value-type="float">
            <text:p>28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roken clouds</text:p>
          </table:table-cell>
          <table:table-cell office:value-type="float" office:value="4770" calcext:value-type="float">
            <text:p>4770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5217" calcext:value-type="float">
            <text:p>5217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0.53" calcext:value-type="float">
            <text:p>280.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5870" calcext:value-type="float">
            <text:p>5870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1.43" calcext:value-type="float">
            <text:p>281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roken clouds</text:p>
          </table:table-cell>
          <table:table-cell office:value-type="float" office:value="5967" calcext:value-type="float">
            <text:p>5967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1.78" calcext:value-type="float">
            <text:p>281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1.91" calcext:value-type="float">
            <text:p>281.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6128" calcext:value-type="float">
            <text:p>6128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1.73" calcext:value-type="float">
            <text:p>281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6069" calcext:value-type="float">
            <text:p>6069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1.42" calcext:value-type="float">
            <text:p>281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6169" calcext:value-type="float">
            <text:p>6169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0.87" calcext:value-type="float">
            <text:p>280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5384" calcext:value-type="float">
            <text:p>5384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0.15" calcext:value-type="float">
            <text:p>28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4063" calcext:value-type="float">
            <text:p>4063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79.78" calcext:value-type="float">
            <text:p>279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3364" calcext:value-type="float">
            <text:p>3364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79.65" calcext:value-type="float">
            <text:p>279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roken clouds</text:p>
          </table:table-cell>
          <table:table-cell office:value-type="float" office:value="2971" calcext:value-type="float">
            <text:p>2971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79.22" calcext:value-type="float">
            <text:p>279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cattered clouds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79.06" calcext:value-type="float">
            <text:p>279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cattered clouds</text:p>
          </table:table-cell>
          <table:table-cell office:value-type="float" office:value="1832" calcext:value-type="float">
            <text:p>1832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78.81" calcext:value-type="float">
            <text:p>278.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1231" calcext:value-type="float">
            <text:p>1231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78.55" calcext:value-type="float">
            <text:p>278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78.59" calcext:value-type="float">
            <text:p>278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76.99" calcext:value-type="float">
            <text:p>276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roken clouds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76.35" calcext:value-type="float">
            <text:p>276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w clouds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75.4" calcext:value-type="float">
            <text:p>275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 is clear</text:p>
          </table:table-cell>
          <table:table-cell office:value-type="float" office:value="1352" calcext:value-type="float">
            <text:p>1352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75.17" calcext:value-type="float">
            <text:p>275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 is clear</text:p>
          </table:table-cell>
          <table:table-cell office:value-type="float" office:value="2072" calcext:value-type="float">
            <text:p>2072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74.99" calcext:value-type="float">
            <text:p>274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 is clear</text:p>
          </table:table-cell>
          <table:table-cell office:value-type="float" office:value="3342" calcext:value-type="float">
            <text:p>3342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75.09" calcext:value-type="float">
            <text:p>275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cattered clouds</text:p>
          </table:table-cell>
          <table:table-cell office:value-type="float" office:value="4258" calcext:value-type="float">
            <text:p>4258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76.88" calcext:value-type="float">
            <text:p>276.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w clouds</text:p>
          </table:table-cell>
          <table:table-cell office:value-type="float" office:value="4861" calcext:value-type="float">
            <text:p>4861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78.04" calcext:value-type="float">
            <text:p>278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w clouds</text:p>
          </table:table-cell>
          <table:table-cell office:value-type="float" office:value="5191" calcext:value-type="float">
            <text:p>5191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79.08" calcext:value-type="float">
            <text:p>279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cattered clouds</text:p>
          </table:table-cell>
          <table:table-cell office:value-type="float" office:value="5669" calcext:value-type="float">
            <text:p>5669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0.12" calcext:value-type="float">
            <text:p>28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roken clouds</text:p>
          </table:table-cell>
          <table:table-cell office:value-type="float" office:value="5074" calcext:value-type="float">
            <text:p>5074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0.25" calcext:value-type="float">
            <text:p>28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roken clouds</text:p>
          </table:table-cell>
          <table:table-cell office:value-type="float" office:value="5025" calcext:value-type="float">
            <text:p>5025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roken clouds</text:p>
          </table:table-cell>
          <table:table-cell office:value-type="float" office:value="5153" calcext:value-type="float">
            <text:p>5153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79.06" calcext:value-type="float">
            <text:p>279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5024" calcext:value-type="float">
            <text:p>5024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78.91" calcext:value-type="float">
            <text:p>278.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4779" calcext:value-type="float">
            <text:p>4779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78.39" calcext:value-type="float">
            <text:p>278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4362" calcext:value-type="float">
            <text:p>4362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78.16" calcext:value-type="float">
            <text:p>278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3860" calcext:value-type="float">
            <text:p>3860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78.16" calcext:value-type="float">
            <text:p>278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3160" calcext:value-type="float">
            <text:p>3160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77.93" calcext:value-type="float">
            <text:p>277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2992" calcext:value-type="float">
            <text:p>2992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76.9" calcext:value-type="float">
            <text:p>276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3202" calcext:value-type="float">
            <text:p>3202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76.34" calcext:value-type="float">
            <text:p>276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roken clouds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76.11" calcext:value-type="float">
            <text:p>276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roken clouds</text:p>
          </table:table-cell>
          <table:table-cell office:value-type="float" office:value="1233" calcext:value-type="float">
            <text:p>1233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75.73" calcext:value-type="float">
            <text:p>275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75.65" calcext:value-type="float">
            <text:p>275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75.51" calcext:value-type="float">
            <text:p>275.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roken clouds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75.05" calcext:value-type="float">
            <text:p>275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1508" calcext:value-type="float">
            <text:p>1508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74.77" calcext:value-type="float">
            <text:p>274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1539" calcext:value-type="float">
            <text:p>1539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74.77" calcext:value-type="float">
            <text:p>274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roken clouds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75.55" calcext:value-type="float">
            <text:p>275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roken clouds</text:p>
          </table:table-cell>
          <table:table-cell office:value-type="float" office:value="4568" calcext:value-type="float">
            <text:p>4568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76.24" calcext:value-type="float">
            <text:p>276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roken clouds</text:p>
          </table:table-cell>
          <table:table-cell office:value-type="float" office:value="4624" calcext:value-type="float">
            <text:p>4624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77.01" calcext:value-type="float">
            <text:p>277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4529" calcext:value-type="float">
            <text:p>4529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77.43" calcext:value-type="float">
            <text:p>277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5139" calcext:value-type="float">
            <text:p>5139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78.45" calcext:value-type="float">
            <text:p>278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6640" calcext:value-type="float">
            <text:p>6640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79.27" calcext:value-type="float">
            <text:p>279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6589" calcext:value-type="float">
            <text:p>6589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79.27" calcext:value-type="float">
            <text:p>279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4429" calcext:value-type="float">
            <text:p>4429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79.44" calcext:value-type="float">
            <text:p>279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4329" calcext:value-type="float">
            <text:p>4329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79.32" calcext:value-type="float">
            <text:p>279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3833" calcext:value-type="float">
            <text:p>3833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79.27" calcext:value-type="float">
            <text:p>279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4015" calcext:value-type="float">
            <text:p>4015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78.11" calcext:value-type="float">
            <text:p>278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3382" calcext:value-type="float">
            <text:p>3382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76.79" calcext:value-type="float">
            <text:p>276.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roken clouds</text:p>
          </table:table-cell>
          <table:table-cell office:value-type="float" office:value="2815" calcext:value-type="float">
            <text:p>2815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75.73" calcext:value-type="float">
            <text:p>275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2110" calcext:value-type="float">
            <text:p>2110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74.88" calcext:value-type="float">
            <text:p>274.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roken clouds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73.92" calcext:value-type="float">
            <text:p>273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w clouds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73.08" calcext:value-type="float">
            <text:p>273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w clouds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72.62" calcext:value-type="float">
            <text:p>272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w clouds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71.78" calcext:value-type="float">
            <text:p>271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 is clear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71.05" calcext:value-type="float">
            <text:p>271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 is clear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70.63" calcext:value-type="float">
            <text:p>270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 is clear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70.33" calcext:value-type="float">
            <text:p>270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 is clear</text:p>
          </table:table-cell>
          <table:table-cell office:value-type="float" office:value="2571" calcext:value-type="float">
            <text:p>2571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69.61" calcext:value-type="float">
            <text:p>269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w clouds</text:p>
          </table:table-cell>
          <table:table-cell office:value-type="float" office:value="5563" calcext:value-type="float">
            <text:p>5563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70.01" calcext:value-type="float">
            <text:p>27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w clouds</text:p>
          </table:table-cell>
          <table:table-cell office:value-type="float" office:value="6676" calcext:value-type="float">
            <text:p>6676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71.23" calcext:value-type="float">
            <text:p>271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w clouds</text:p>
          </table:table-cell>
          <table:table-cell office:value-type="float" office:value="5966" calcext:value-type="float">
            <text:p>5966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73.71" calcext:value-type="float">
            <text:p>273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w clouds</text:p>
          </table:table-cell>
          <table:table-cell office:value-type="float" office:value="4832" calcext:value-type="float">
            <text:p>4832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76.77" calcext:value-type="float">
            <text:p>276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w clouds</text:p>
          </table:table-cell>
          <table:table-cell office:value-type="float" office:value="4395" calcext:value-type="float">
            <text:p>4395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79.47" calcext:value-type="float">
            <text:p>279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w clouds</text:p>
          </table:table-cell>
          <table:table-cell office:value-type="float" office:value="4411" calcext:value-type="float">
            <text:p>4411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79.84" calcext:value-type="float">
            <text:p>279.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 is clear</text:p>
          </table:table-cell>
          <table:table-cell office:value-type="float" office:value="4648" calcext:value-type="float">
            <text:p>4648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82.34" calcext:value-type="float">
            <text:p>28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cattered clouds</text:p>
          </table:table-cell>
          <table:table-cell office:value-type="float" office:value="4602" calcext:value-type="float">
            <text:p>4602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2.94" calcext:value-type="float">
            <text:p>282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cattered clouds</text:p>
          </table:table-cell>
          <table:table-cell office:value-type="float" office:value="5125" calcext:value-type="float">
            <text:p>5125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3.48" calcext:value-type="float">
            <text:p>283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 is clear</text:p>
          </table:table-cell>
          <table:table-cell office:value-type="float" office:value="5502" calcext:value-type="float">
            <text:p>5502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84.33" calcext:value-type="float">
            <text:p>284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 is clear</text:p>
          </table:table-cell>
          <table:table-cell office:value-type="float" office:value="5979" calcext:value-type="float">
            <text:p>5979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84.48" calcext:value-type="float">
            <text:p>284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cattered clouds</text:p>
          </table:table-cell>
          <table:table-cell office:value-type="float" office:value="5663" calcext:value-type="float">
            <text:p>5663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4.23" calcext:value-type="float">
            <text:p>284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cattered clouds</text:p>
          </table:table-cell>
          <table:table-cell office:value-type="float" office:value="4259" calcext:value-type="float">
            <text:p>4259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1.99" calcext:value-type="float">
            <text:p>281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w clouds</text:p>
          </table:table-cell>
          <table:table-cell office:value-type="float" office:value="3069" calcext:value-type="float">
            <text:p>3069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79.81" calcext:value-type="float">
            <text:p>279.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 is clear</text:p>
          </table:table-cell>
          <table:table-cell office:value-type="float" office:value="2378" calcext:value-type="float">
            <text:p>2378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79.35" calcext:value-type="float">
            <text:p>279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 is clear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78.9" calcext:value-type="float">
            <text:p>278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 is clear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78.46" calcext:value-type="float">
            <text:p>278.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 is clear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77.78" calcext:value-type="float">
            <text:p>277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 is clear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77.27" calcext:value-type="float">
            <text:p>277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 is clear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77.47" calcext:value-type="float">
            <text:p>277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 is clear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76.97" calcext:value-type="float">
            <text:p>276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w clouds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76.52" calcext:value-type="float">
            <text:p>276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cattered clouds</text:p>
          </table:table-cell>
          <table:table-cell office:value-type="float" office:value="2678" calcext:value-type="float">
            <text:p>2678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76.6" calcext:value-type="float">
            <text:p>276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cattered clouds</text:p>
          </table:table-cell>
          <table:table-cell office:value-type="float" office:value="5733" calcext:value-type="float">
            <text:p>5733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77.31" calcext:value-type="float">
            <text:p>277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roken clouds</text:p>
          </table:table-cell>
          <table:table-cell office:value-type="float" office:value="6449" calcext:value-type="float">
            <text:p>6449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78.38" calcext:value-type="float">
            <text:p>278.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5765" calcext:value-type="float">
            <text:p>5765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79.35" calcext:value-type="float">
            <text:p>279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5599" calcext:value-type="float">
            <text:p>5599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1.37" calcext:value-type="float">
            <text:p>281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4534" calcext:value-type="float">
            <text:p>4534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3.11" calcext:value-type="float">
            <text:p>283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4691" calcext:value-type="float">
            <text:p>4691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4.08" calcext:value-type="float">
            <text:p>284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roken clouds</text:p>
          </table:table-cell>
          <table:table-cell office:value-type="float" office:value="5067" calcext:value-type="float">
            <text:p>5067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5.14" calcext:value-type="float">
            <text:p>285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roken clouds</text:p>
          </table:table-cell>
          <table:table-cell office:value-type="float" office:value="5030" calcext:value-type="float">
            <text:p>5030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6.35" calcext:value-type="float">
            <text:p>286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5300" calcext:value-type="float">
            <text:p>5300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7.23" calcext:value-type="float">
            <text:p>287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ight rain</text:p>
          </table:table-cell>
          <table:table-cell office:value-type="float" office:value="5777" calcext:value-type="float">
            <text:p>5777</text:p>
          </table:table-cell>
          <table:table-cell office:value-type="string" calcext:value-type="string">
            <text:p>Rain</text:p>
          </table:table-cell>
        </table:table-row>
        <table:table-row table:style-name="ro1">
          <table:table-cell office:value-type="float" office:value="288.53" calcext:value-type="float">
            <text:p>288.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6349" calcext:value-type="float">
            <text:p>6349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90.37" calcext:value-type="float">
            <text:p>290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6127" calcext:value-type="float">
            <text:p>6127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90.13" calcext:value-type="float">
            <text:p>29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4460" calcext:value-type="float">
            <text:p>4460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8.86" calcext:value-type="float">
            <text:p>288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roken clouds</text:p>
          </table:table-cell>
          <table:table-cell office:value-type="float" office:value="3418" calcext:value-type="float">
            <text:p>3418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7.36" calcext:value-type="float">
            <text:p>287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2775" calcext:value-type="float">
            <text:p>2775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5.11" calcext:value-type="float">
            <text:p>285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2306" calcext:value-type="float">
            <text:p>2306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3.46" calcext:value-type="float">
            <text:p>283.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1846" calcext:value-type="float">
            <text:p>1846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2.45" calcext:value-type="float">
            <text:p>282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1.88" calcext:value-type="float">
            <text:p>281.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1.78" calcext:value-type="float">
            <text:p>281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1.09" calcext:value-type="float">
            <text:p>281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roken clouds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1.17" calcext:value-type="float">
            <text:p>281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1.25" calcext:value-type="float">
            <text:p>281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ky is clear</text:p>
          </table:table-cell>
          <table:table-cell office:value-type="float" office:value="5875" calcext:value-type="float">
            <text:p>5875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81.25" calcext:value-type="float">
            <text:p>281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light rain</text:p>
          </table:table-cell>
          <table:table-cell office:value-type="float" office:value="6793" calcext:value-type="float">
            <text:p>6793</text:p>
          </table:table-cell>
          <table:table-cell office:value-type="string" calcext:value-type="string">
            <text:p>Rain</text:p>
          </table:table-cell>
        </table:table-row>
        <table:table-row table:style-name="ro1">
          <table:table-cell office:value-type="float" office:value="281.25" calcext:value-type="float">
            <text:p>281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light intensity drizzle</text:p>
          </table:table-cell>
          <table:table-cell office:value-type="float" office:value="6793" calcext:value-type="float">
            <text:p>6793</text:p>
          </table:table-cell>
          <table:table-cell office:value-type="string" calcext:value-type="string">
            <text:p>Drizzle</text:p>
          </table:table-cell>
        </table:table-row>
        <table:table-row table:style-name="ro1">
          <table:table-cell office:value-type="float" office:value="280.1" calcext:value-type="float">
            <text:p>28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light rain</text:p>
          </table:table-cell>
          <table:table-cell office:value-type="float" office:value="6283" calcext:value-type="float">
            <text:p>6283</text:p>
          </table:table-cell>
          <table:table-cell office:value-type="string" calcext:value-type="string">
            <text:p>Rain</text:p>
          </table:table-cell>
        </table:table-row>
        <table:table-row table:style-name="ro1">
          <table:table-cell office:value-type="float" office:value="280.1" calcext:value-type="float">
            <text:p>28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light intensity drizzle</text:p>
          </table:table-cell>
          <table:table-cell office:value-type="float" office:value="6283" calcext:value-type="float">
            <text:p>6283</text:p>
          </table:table-cell>
          <table:table-cell office:value-type="string" calcext:value-type="string">
            <text:p>Drizzle</text:p>
          </table:table-cell>
        </table:table-row>
        <table:table-row table:style-name="ro1">
          <table:table-cell office:value-type="float" office:value="279.61" calcext:value-type="float">
            <text:p>279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light rain</text:p>
          </table:table-cell>
          <table:table-cell office:value-type="float" office:value="5680" calcext:value-type="float">
            <text:p>5680</text:p>
          </table:table-cell>
          <table:table-cell office:value-type="string" calcext:value-type="string">
            <text:p>Rain</text:p>
          </table:table-cell>
        </table:table-row>
        <table:table-row table:style-name="ro1">
          <table:table-cell office:value-type="float" office:value="279.61" calcext:value-type="float">
            <text:p>279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light intensity drizzle</text:p>
          </table:table-cell>
          <table:table-cell office:value-type="float" office:value="5680" calcext:value-type="float">
            <text:p>5680</text:p>
          </table:table-cell>
          <table:table-cell office:value-type="string" calcext:value-type="string">
            <text:p>Drizzle</text:p>
          </table:table-cell>
        </table:table-row>
        <table:table-row table:style-name="ro1">
          <table:table-cell office:value-type="float" office:value="279.67" calcext:value-type="float">
            <text:p>279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ky is clear</text:p>
          </table:table-cell>
          <table:table-cell office:value-type="float" office:value="4632" calcext:value-type="float">
            <text:p>4632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80.19" calcext:value-type="float">
            <text:p>280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 is clear</text:p>
          </table:table-cell>
          <table:table-cell office:value-type="float" office:value="4887" calcext:value-type="float">
            <text:p>4887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82.09" calcext:value-type="float">
            <text:p>282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roken clouds</text:p>
          </table:table-cell>
          <table:table-cell office:value-type="float" office:value="5030" calcext:value-type="float">
            <text:p>5030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2.26" calcext:value-type="float">
            <text:p>282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roken clouds</text:p>
          </table:table-cell>
          <table:table-cell office:value-type="float" office:value="5067" calcext:value-type="float">
            <text:p>5067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2.05" calcext:value-type="float">
            <text:p>282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5227" calcext:value-type="float">
            <text:p>5227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1.59" calcext:value-type="float">
            <text:p>281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5610" calcext:value-type="float">
            <text:p>5610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1.23" calcext:value-type="float">
            <text:p>281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ky is clear</text:p>
          </table:table-cell>
          <table:table-cell office:value-type="float" office:value="6286" calcext:value-type="float">
            <text:p>6286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82.6" calcext:value-type="float">
            <text:p>28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ky is clear</text:p>
          </table:table-cell>
          <table:table-cell office:value-type="float" office:value="4775" calcext:value-type="float">
            <text:p>4775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82.6" calcext:value-type="float">
            <text:p>28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ky is clear</text:p>
          </table:table-cell>
          <table:table-cell office:value-type="float" office:value="3340" calcext:value-type="float">
            <text:p>3340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82.6" calcext:value-type="float">
            <text:p>28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ky is clear</text:p>
          </table:table-cell>
          <table:table-cell office:value-type="float" office:value="3013" calcext:value-type="float">
            <text:p>3013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82.6" calcext:value-type="float">
            <text:p>28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ky is clear</text:p>
          </table:table-cell>
          <table:table-cell office:value-type="float" office:value="2603" calcext:value-type="float">
            <text:p>2603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82.6" calcext:value-type="float">
            <text:p>28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ky is clear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82.6" calcext:value-type="float">
            <text:p>28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ky is clear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73.9" calcext:value-type="float">
            <text:p>273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 is clear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74.4" calcext:value-type="float">
            <text:p>274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roken clouds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74.05" calcext:value-type="float">
            <text:p>274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roken clouds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73.71" calcext:value-type="float">
            <text:p>273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cattered clouds</text:p>
          </table:table-cell>
          <table:table-cell office:value-type="float" office:value="2791" calcext:value-type="float">
            <text:p>2791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72.66" calcext:value-type="float">
            <text:p>272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 is clear</text:p>
          </table:table-cell>
          <table:table-cell office:value-type="float" office:value="5809" calcext:value-type="float">
            <text:p>5809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72.65" calcext:value-type="float">
            <text:p>272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 is clear</text:p>
          </table:table-cell>
          <table:table-cell office:value-type="float" office:value="6798" calcext:value-type="float">
            <text:p>6798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72.52" calcext:value-type="float">
            <text:p>272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 is clear</text:p>
          </table:table-cell>
          <table:table-cell office:value-type="float" office:value="6304" calcext:value-type="float">
            <text:p>6304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75.19" calcext:value-type="float">
            <text:p>275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w clouds</text:p>
          </table:table-cell>
          <table:table-cell office:value-type="float" office:value="5291" calcext:value-type="float">
            <text:p>5291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75.34" calcext:value-type="float">
            <text:p>275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 is clear</text:p>
          </table:table-cell>
          <table:table-cell office:value-type="float" office:value="4638" calcext:value-type="float">
            <text:p>4638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84.1" calcext:value-type="float">
            <text:p>28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ky is clear</text:p>
          </table:table-cell>
          <table:table-cell office:value-type="float" office:value="5557" calcext:value-type="float">
            <text:p>5557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84.1" calcext:value-type="float">
            <text:p>28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ky is clear</text:p>
          </table:table-cell>
          <table:table-cell office:value-type="float" office:value="5818" calcext:value-type="float">
            <text:p>5818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83.78" calcext:value-type="float">
            <text:p>283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roken clouds</text:p>
          </table:table-cell>
          <table:table-cell office:value-type="float" office:value="6272" calcext:value-type="float">
            <text:p>6272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3.52" calcext:value-type="float">
            <text:p>283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roken clouds</text:p>
          </table:table-cell>
          <table:table-cell office:value-type="float" office:value="5944" calcext:value-type="float">
            <text:p>5944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3.32" calcext:value-type="float">
            <text:p>283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4949" calcext:value-type="float">
            <text:p>4949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2.06" calcext:value-type="float">
            <text:p>282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3511" calcext:value-type="float">
            <text:p>3511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1.95" calcext:value-type="float">
            <text:p>281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3039" calcext:value-type="float">
            <text:p>3039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1.81" calcext:value-type="float">
            <text:p>281.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2679" calcext:value-type="float">
            <text:p>2679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2.16" calcext:value-type="float">
            <text:p>282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2094" calcext:value-type="float">
            <text:p>2094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2.53" calcext:value-type="float">
            <text:p>282.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1284" calcext:value-type="float">
            <text:p>1284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3.91" calcext:value-type="float">
            <text:p>283.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4.64" calcext:value-type="float">
            <text:p>284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4.61" calcext:value-type="float">
            <text:p>284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3.18" calcext:value-type="float">
            <text:p>283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light intensity drizzle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Drizzle</text:p>
          </table:table-cell>
        </table:table-row>
        <table:table-row table:style-name="ro1">
          <table:table-cell office:value-type="float" office:value="282.26" calcext:value-type="float">
            <text:p>282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light rain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Rain</text:p>
          </table:table-cell>
        </table:table-row>
        <table:table-row table:style-name="ro1">
          <table:table-cell office:value-type="float" office:value="280.77" calcext:value-type="float">
            <text:p>280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light intensity drizzle</text:p>
          </table:table-cell>
          <table:table-cell office:value-type="float" office:value="2561" calcext:value-type="float">
            <text:p>2561</text:p>
          </table:table-cell>
          <table:table-cell office:value-type="string" calcext:value-type="string">
            <text:p>Drizzle</text:p>
          </table:table-cell>
        </table:table-row>
        <table:table-row table:style-name="ro1">
          <table:table-cell office:value-type="float" office:value="278.53" calcext:value-type="float">
            <text:p>278.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roken clouds</text:p>
          </table:table-cell>
          <table:table-cell office:value-type="float" office:value="5586" calcext:value-type="float">
            <text:p>5586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77.64" calcext:value-type="float">
            <text:p>277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roken clouds</text:p>
          </table:table-cell>
          <table:table-cell office:value-type="float" office:value="6992" calcext:value-type="float">
            <text:p>6992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77.9" calcext:value-type="float">
            <text:p>277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5860" calcext:value-type="float">
            <text:p>5860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78.18" calcext:value-type="float">
            <text:p>278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5230" calcext:value-type="float">
            <text:p>5230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79.29" calcext:value-type="float">
            <text:p>279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roken clouds</text:p>
          </table:table-cell>
          <table:table-cell office:value-type="float" office:value="4864" calcext:value-type="float">
            <text:p>4864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0.45" calcext:value-type="float">
            <text:p>280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roken clouds</text:p>
          </table:table-cell>
          <table:table-cell office:value-type="float" office:value="5146" calcext:value-type="float">
            <text:p>5146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0.95" calcext:value-type="float">
            <text:p>280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cattered clouds</text:p>
          </table:table-cell>
          <table:table-cell office:value-type="float" office:value="5526" calcext:value-type="float">
            <text:p>5526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1.74" calcext:value-type="float">
            <text:p>281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cattered clouds</text:p>
          </table:table-cell>
          <table:table-cell office:value-type="float" office:value="5383" calcext:value-type="float">
            <text:p>5383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1.84" calcext:value-type="float">
            <text:p>281.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roken clouds</text:p>
          </table:table-cell>
          <table:table-cell office:value-type="float" office:value="5758" calcext:value-type="float">
            <text:p>5758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2.45" calcext:value-type="float">
            <text:p>282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roken clouds</text:p>
          </table:table-cell>
          <table:table-cell office:value-type="float" office:value="5889" calcext:value-type="float">
            <text:p>5889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2.2" calcext:value-type="float">
            <text:p>28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roken clouds</text:p>
          </table:table-cell>
          <table:table-cell office:value-type="float" office:value="6057" calcext:value-type="float">
            <text:p>6057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1.54" calcext:value-type="float">
            <text:p>281.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cattered clouds</text:p>
          </table:table-cell>
          <table:table-cell office:value-type="float" office:value="6028" calcext:value-type="float">
            <text:p>6028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0.21" calcext:value-type="float">
            <text:p>280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w clouds</text:p>
          </table:table-cell>
          <table:table-cell office:value-type="float" office:value="5257" calcext:value-type="float">
            <text:p>5257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2.2" calcext:value-type="float">
            <text:p>28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ky is clear</text:p>
          </table:table-cell>
          <table:table-cell office:value-type="float" office:value="1897" calcext:value-type="float">
            <text:p>1897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72.58" calcext:value-type="float">
            <text:p>272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 is clear</text:p>
          </table:table-cell>
          <table:table-cell office:value-type="float" office:value="1335" calcext:value-type="float">
            <text:p>1335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72.06" calcext:value-type="float">
            <text:p>272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 is clear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70.99" calcext:value-type="float">
            <text:p>270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 is clear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70.29" calcext:value-type="float">
            <text:p>270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w clouds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69.48" calcext:value-type="float">
            <text:p>269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 is clear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69.27" calcext:value-type="float">
            <text:p>269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 is clear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68.91" calcext:value-type="float">
            <text:p>268.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 is clear</text:p>
          </table:table-cell>
          <table:table-cell office:value-type="float" office:value="1420" calcext:value-type="float">
            <text:p>1420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68.98" calcext:value-type="float">
            <text:p>268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roken clouds</text:p>
          </table:table-cell>
          <table:table-cell office:value-type="float" office:value="2220" calcext:value-type="float">
            <text:p>2220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69.23" calcext:value-type="float">
            <text:p>269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cattered clouds</text:p>
          </table:table-cell>
          <table:table-cell office:value-type="float" office:value="3479" calcext:value-type="float">
            <text:p>3479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72.61" calcext:value-type="float">
            <text:p>272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cattered clouds</text:p>
          </table:table-cell>
          <table:table-cell office:value-type="float" office:value="4546" calcext:value-type="float">
            <text:p>4546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76.78" calcext:value-type="float">
            <text:p>276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w clouds</text:p>
          </table:table-cell>
          <table:table-cell office:value-type="float" office:value="4579" calcext:value-type="float">
            <text:p>4579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79.22" calcext:value-type="float">
            <text:p>279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 is clear</text:p>
          </table:table-cell>
          <table:table-cell office:value-type="float" office:value="4438" calcext:value-type="float">
            <text:p>4438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80.35" calcext:value-type="float">
            <text:p>280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 is clear</text:p>
          </table:table-cell>
          <table:table-cell office:value-type="float" office:value="4623" calcext:value-type="float">
            <text:p>4623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81.81" calcext:value-type="float">
            <text:p>281.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 is clear</text:p>
          </table:table-cell>
          <table:table-cell office:value-type="float" office:value="4440" calcext:value-type="float">
            <text:p>4440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83.05" calcext:value-type="float">
            <text:p>283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 is clear</text:p>
          </table:table-cell>
          <table:table-cell office:value-type="float" office:value="4495" calcext:value-type="float">
            <text:p>4495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83.96" calcext:value-type="float">
            <text:p>283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 is clear</text:p>
          </table:table-cell>
          <table:table-cell office:value-type="float" office:value="4483" calcext:value-type="float">
            <text:p>4483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84.53" calcext:value-type="float">
            <text:p>284.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 is clear</text:p>
          </table:table-cell>
          <table:table-cell office:value-type="float" office:value="4591" calcext:value-type="float">
            <text:p>4591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84.44" calcext:value-type="float">
            <text:p>284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 is clear</text:p>
          </table:table-cell>
          <table:table-cell office:value-type="float" office:value="4477" calcext:value-type="float">
            <text:p>4477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83.64" calcext:value-type="float">
            <text:p>283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 is clear</text:p>
          </table:table-cell>
          <table:table-cell office:value-type="float" office:value="4221" calcext:value-type="float">
            <text:p>4221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81.85" calcext:value-type="float">
            <text:p>281.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w clouds</text:p>
          </table:table-cell>
          <table:table-cell office:value-type="float" office:value="3672" calcext:value-type="float">
            <text:p>3672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1.38" calcext:value-type="float">
            <text:p>281.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 is clear</text:p>
          </table:table-cell>
          <table:table-cell office:value-type="float" office:value="3015" calcext:value-type="float">
            <text:p>3015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81.84" calcext:value-type="float">
            <text:p>281.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roken clouds</text:p>
          </table:table-cell>
          <table:table-cell office:value-type="float" office:value="2769" calcext:value-type="float">
            <text:p>2769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2.23" calcext:value-type="float">
            <text:p>282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2875" calcext:value-type="float">
            <text:p>2875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2.18" calcext:value-type="float">
            <text:p>282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2.49" calcext:value-type="float">
            <text:p>282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1309" calcext:value-type="float">
            <text:p>1309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2.54" calcext:value-type="float">
            <text:p>282.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2.58" calcext:value-type="float">
            <text:p>282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2.23" calcext:value-type="float">
            <text:p>282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2.08" calcext:value-type="float">
            <text:p>282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2.23" calcext:value-type="float">
            <text:p>282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2.24" calcext:value-type="float">
            <text:p>282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2.24" calcext:value-type="float">
            <text:p>282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2.24" calcext:value-type="float">
            <text:p>282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st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Mist</text:p>
          </table:table-cell>
        </table:table-row>
        <table:table-row table:style-name="ro1">
          <table:table-cell office:value-type="float" office:value="282.43" calcext:value-type="float">
            <text:p>282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light intensity drizzle</text:p>
          </table:table-cell>
          <table:table-cell office:value-type="float" office:value="2685" calcext:value-type="float">
            <text:p>2685</text:p>
          </table:table-cell>
          <table:table-cell office:value-type="string" calcext:value-type="string">
            <text:p>Drizzle</text:p>
          </table:table-cell>
        </table:table-row>
        <table:table-row table:style-name="ro1">
          <table:table-cell office:value-type="float" office:value="282.43" calcext:value-type="float">
            <text:p>282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st</text:p>
          </table:table-cell>
          <table:table-cell office:value-type="float" office:value="2685" calcext:value-type="float">
            <text:p>2685</text:p>
          </table:table-cell>
          <table:table-cell office:value-type="string" calcext:value-type="string">
            <text:p>Mist</text:p>
          </table:table-cell>
        </table:table-row>
        <table:table-row table:style-name="ro1">
          <table:table-cell office:value-type="float" office:value="282.43" calcext:value-type="float">
            <text:p>282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haze</text:p>
          </table:table-cell>
          <table:table-cell office:value-type="float" office:value="2685" calcext:value-type="float">
            <text:p>2685</text:p>
          </table:table-cell>
          <table:table-cell office:value-type="string" calcext:value-type="string">
            <text:p>Haze</text:p>
          </table:table-cell>
        </table:table-row>
        <table:table-row table:style-name="ro1">
          <table:table-cell office:value-type="float" office:value="282.33" calcext:value-type="float">
            <text:p>282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light intensity drizzle</text:p>
          </table:table-cell>
          <table:table-cell office:value-type="float" office:value="3370" calcext:value-type="float">
            <text:p>3370</text:p>
          </table:table-cell>
          <table:table-cell office:value-type="string" calcext:value-type="string">
            <text:p>Drizzle</text:p>
          </table:table-cell>
        </table:table-row>
        <table:table-row table:style-name="ro1">
          <table:table-cell office:value-type="float" office:value="282.33" calcext:value-type="float">
            <text:p>282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st</text:p>
          </table:table-cell>
          <table:table-cell office:value-type="float" office:value="3370" calcext:value-type="float">
            <text:p>3370</text:p>
          </table:table-cell>
          <table:table-cell office:value-type="string" calcext:value-type="string">
            <text:p>Mist</text:p>
          </table:table-cell>
        </table:table-row>
        <table:table-row table:style-name="ro1">
          <table:table-cell office:value-type="float" office:value="282.82" calcext:value-type="float">
            <text:p>282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light intensity drizzle</text:p>
          </table:table-cell>
          <table:table-cell office:value-type="float" office:value="3662" calcext:value-type="float">
            <text:p>3662</text:p>
          </table:table-cell>
          <table:table-cell office:value-type="string" calcext:value-type="string">
            <text:p>Drizzle</text:p>
          </table:table-cell>
        </table:table-row>
        <table:table-row table:style-name="ro1">
          <table:table-cell office:value-type="float" office:value="282.82" calcext:value-type="float">
            <text:p>282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st</text:p>
          </table:table-cell>
          <table:table-cell office:value-type="float" office:value="3662" calcext:value-type="float">
            <text:p>3662</text:p>
          </table:table-cell>
          <table:table-cell office:value-type="string" calcext:value-type="string">
            <text:p>Mist</text:p>
          </table:table-cell>
        </table:table-row>
        <table:table-row table:style-name="ro1">
          <table:table-cell office:value-type="float" office:value="283.33" calcext:value-type="float">
            <text:p>283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st</text:p>
          </table:table-cell>
          <table:table-cell office:value-type="float" office:value="4076" calcext:value-type="float">
            <text:p>4076</text:p>
          </table:table-cell>
          <table:table-cell office:value-type="string" calcext:value-type="string">
            <text:p>Mist</text:p>
          </table:table-cell>
        </table:table-row>
        <table:table-row table:style-name="ro1">
          <table:table-cell office:value-type="float" office:value="283.33" calcext:value-type="float">
            <text:p>283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light rain</text:p>
          </table:table-cell>
          <table:table-cell office:value-type="float" office:value="4076" calcext:value-type="float">
            <text:p>4076</text:p>
          </table:table-cell>
          <table:table-cell office:value-type="string" calcext:value-type="string">
            <text:p>Rain</text:p>
          </table:table-cell>
        </table:table-row>
        <table:table-row table:style-name="ro1">
          <table:table-cell office:value-type="float" office:value="283.33" calcext:value-type="float">
            <text:p>283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light intensity drizzle</text:p>
          </table:table-cell>
          <table:table-cell office:value-type="float" office:value="4076" calcext:value-type="float">
            <text:p>4076</text:p>
          </table:table-cell>
          <table:table-cell office:value-type="string" calcext:value-type="string">
            <text:p>Drizzle</text:p>
          </table:table-cell>
        </table:table-row>
        <table:table-row table:style-name="ro1">
          <table:table-cell office:value-type="float" office:value="283.75" calcext:value-type="float">
            <text:p>283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light rain</text:p>
          </table:table-cell>
          <table:table-cell office:value-type="float" office:value="4128" calcext:value-type="float">
            <text:p>4128</text:p>
          </table:table-cell>
          <table:table-cell office:value-type="string" calcext:value-type="string">
            <text:p>Rain</text:p>
          </table:table-cell>
        </table:table-row>
        <table:table-row table:style-name="ro1">
          <table:table-cell office:value-type="float" office:value="283.75" calcext:value-type="float">
            <text:p>283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mist</text:p>
          </table:table-cell>
          <table:table-cell office:value-type="float" office:value="4128" calcext:value-type="float">
            <text:p>4128</text:p>
          </table:table-cell>
          <table:table-cell office:value-type="string" calcext:value-type="string">
            <text:p>Mist</text:p>
          </table:table-cell>
        </table:table-row>
        <table:table-row table:style-name="ro1">
          <table:table-cell office:value-type="float" office:value="283.75" calcext:value-type="float">
            <text:p>283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light intensity drizzle</text:p>
          </table:table-cell>
          <table:table-cell office:value-type="float" office:value="4128" calcext:value-type="float">
            <text:p>4128</text:p>
          </table:table-cell>
          <table:table-cell office:value-type="string" calcext:value-type="string">
            <text:p>Drizzle</text:p>
          </table:table-cell>
        </table:table-row>
        <table:table-row table:style-name="ro1">
          <table:table-cell office:value-type="float" office:value="284.09" calcext:value-type="float">
            <text:p>284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mist</text:p>
          </table:table-cell>
          <table:table-cell office:value-type="float" office:value="4358" calcext:value-type="float">
            <text:p>4358</text:p>
          </table:table-cell>
          <table:table-cell office:value-type="string" calcext:value-type="string">
            <text:p>Mist</text:p>
          </table:table-cell>
        </table:table-row>
        <table:table-row table:style-name="ro1">
          <table:table-cell office:value-type="float" office:value="284.09" calcext:value-type="float">
            <text:p>284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light rain</text:p>
          </table:table-cell>
          <table:table-cell office:value-type="float" office:value="4358" calcext:value-type="float">
            <text:p>4358</text:p>
          </table:table-cell>
          <table:table-cell office:value-type="string" calcext:value-type="string">
            <text:p>Rain</text:p>
          </table:table-cell>
        </table:table-row>
        <table:table-row table:style-name="ro1">
          <table:table-cell office:value-type="float" office:value="284.09" calcext:value-type="float">
            <text:p>284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light intensity drizzle</text:p>
          </table:table-cell>
          <table:table-cell office:value-type="float" office:value="4358" calcext:value-type="float">
            <text:p>4358</text:p>
          </table:table-cell>
          <table:table-cell office:value-type="string" calcext:value-type="string">
            <text:p>Drizzle</text:p>
          </table:table-cell>
        </table:table-row>
        <table:table-row table:style-name="ro1">
          <table:table-cell office:value-type="float" office:value="284.55" calcext:value-type="float">
            <text:p>284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mist</text:p>
          </table:table-cell>
          <table:table-cell office:value-type="float" office:value="4342" calcext:value-type="float">
            <text:p>4342</text:p>
          </table:table-cell>
          <table:table-cell office:value-type="string" calcext:value-type="string">
            <text:p>Mist</text:p>
          </table:table-cell>
        </table:table-row>
        <table:table-row table:style-name="ro1">
          <table:table-cell office:value-type="float" office:value="284.55" calcext:value-type="float">
            <text:p>284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light rain</text:p>
          </table:table-cell>
          <table:table-cell office:value-type="float" office:value="4342" calcext:value-type="float">
            <text:p>4342</text:p>
          </table:table-cell>
          <table:table-cell office:value-type="string" calcext:value-type="string">
            <text:p>Rain</text:p>
          </table:table-cell>
        </table:table-row>
        <table:table-row table:style-name="ro1">
          <table:table-cell office:value-type="float" office:value="284.68" calcext:value-type="float">
            <text:p>284.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mist</text:p>
          </table:table-cell>
          <table:table-cell office:value-type="float" office:value="4234" calcext:value-type="float">
            <text:p>4234</text:p>
          </table:table-cell>
          <table:table-cell office:value-type="string" calcext:value-type="string">
            <text:p>Mist</text:p>
          </table:table-cell>
        </table:table-row>
        <table:table-row table:style-name="ro1">
          <table:table-cell office:value-type="float" office:value="284.64" calcext:value-type="float">
            <text:p>284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light rain</text:p>
          </table:table-cell>
          <table:table-cell office:value-type="float" office:value="4271" calcext:value-type="float">
            <text:p>4271</text:p>
          </table:table-cell>
          <table:table-cell office:value-type="string" calcext:value-type="string">
            <text:p>Rain</text:p>
          </table:table-cell>
        </table:table-row>
        <table:table-row table:style-name="ro1">
          <table:table-cell office:value-type="float" office:value="284.64" calcext:value-type="float">
            <text:p>284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mist</text:p>
          </table:table-cell>
          <table:table-cell office:value-type="float" office:value="4271" calcext:value-type="float">
            <text:p>4271</text:p>
          </table:table-cell>
          <table:table-cell office:value-type="string" calcext:value-type="string">
            <text:p>Mist</text:p>
          </table:table-cell>
        </table:table-row>
        <table:table-row table:style-name="ro1">
          <table:table-cell office:value-type="float" office:value="284.4" calcext:value-type="float">
            <text:p>284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mist</text:p>
          </table:table-cell>
          <table:table-cell office:value-type="float" office:value="4080" calcext:value-type="float">
            <text:p>4080</text:p>
          </table:table-cell>
          <table:table-cell office:value-type="string" calcext:value-type="string">
            <text:p>Mist</text:p>
          </table:table-cell>
        </table:table-row>
        <table:table-row table:style-name="ro1">
          <table:table-cell office:value-type="float" office:value="284.17" calcext:value-type="float">
            <text:p>284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mist</text:p>
          </table:table-cell>
          <table:table-cell office:value-type="float" office:value="3453" calcext:value-type="float">
            <text:p>3453</text:p>
          </table:table-cell>
          <table:table-cell office:value-type="string" calcext:value-type="string">
            <text:p>Mist</text:p>
          </table:table-cell>
        </table:table-row>
        <table:table-row table:style-name="ro1">
          <table:table-cell office:value-type="float" office:value="284.03" calcext:value-type="float">
            <text:p>284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mist</text:p>
          </table:table-cell>
          <table:table-cell office:value-type="float" office:value="2718" calcext:value-type="float">
            <text:p>2718</text:p>
          </table:table-cell>
          <table:table-cell office:value-type="string" calcext:value-type="string">
            <text:p>Mist</text:p>
          </table:table-cell>
        </table:table-row>
        <table:table-row table:style-name="ro1">
          <table:table-cell office:value-type="float" office:value="283.58" calcext:value-type="float">
            <text:p>283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mist</text:p>
          </table:table-cell>
          <table:table-cell office:value-type="float" office:value="2439" calcext:value-type="float">
            <text:p>2439</text:p>
          </table:table-cell>
          <table:table-cell office:value-type="string" calcext:value-type="string">
            <text:p>Mist</text:p>
          </table:table-cell>
        </table:table-row>
        <table:table-row table:style-name="ro1">
          <table:table-cell office:value-type="float" office:value="283.04" calcext:value-type="float">
            <text:p>283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mist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Mist</text:p>
          </table:table-cell>
        </table:table-row>
        <table:table-row table:style-name="ro1">
          <table:table-cell office:value-type="float" office:value="281.95" calcext:value-type="float">
            <text:p>281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mist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Mist</text:p>
          </table:table-cell>
        </table:table-row>
        <table:table-row table:style-name="ro1">
          <table:table-cell office:value-type="float" office:value="281.95" calcext:value-type="float">
            <text:p>281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fog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Fog</text:p>
          </table:table-cell>
        </table:table-row>
        <table:table-row table:style-name="ro1">
          <table:table-cell office:value-type="float" office:value="281.61" calcext:value-type="float">
            <text:p>281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mist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Mist</text:p>
          </table:table-cell>
        </table:table-row>
        <table:table-row table:style-name="ro1">
          <table:table-cell office:value-type="float" office:value="281.61" calcext:value-type="float">
            <text:p>281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fog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Fog</text:p>
          </table:table-cell>
        </table:table-row>
        <table:table-row table:style-name="ro1">
          <table:table-cell office:value-type="float" office:value="281.57" calcext:value-type="float">
            <text:p>281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fog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Fog</text:p>
          </table:table-cell>
        </table:table-row>
        <table:table-row table:style-name="ro1">
          <table:table-cell office:value-type="float" office:value="281.42" calcext:value-type="float">
            <text:p>281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fog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Fog</text:p>
          </table:table-cell>
        </table:table-row>
        <table:table-row table:style-name="ro1">
          <table:table-cell office:value-type="float" office:value="281.29" calcext:value-type="float">
            <text:p>281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ist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Mist</text:p>
          </table:table-cell>
        </table:table-row>
        <table:table-row table:style-name="ro1">
          <table:table-cell office:value-type="float" office:value="281.29" calcext:value-type="float">
            <text:p>281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fog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Fog</text:p>
          </table:table-cell>
        </table:table-row>
        <table:table-row table:style-name="ro1">
          <table:table-cell office:value-type="float" office:value="281.02" calcext:value-type="float">
            <text:p>281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ist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Mist</text:p>
          </table:table-cell>
        </table:table-row>
        <table:table-row table:style-name="ro1">
          <table:table-cell office:value-type="float" office:value="281.02" calcext:value-type="float">
            <text:p>281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fog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Fog</text:p>
          </table:table-cell>
        </table:table-row>
        <table:table-row table:style-name="ro1">
          <table:table-cell office:value-type="float" office:value="280.82" calcext:value-type="float">
            <text:p>280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ist</text:p>
          </table:table-cell>
          <table:table-cell office:value-type="float" office:value="2606" calcext:value-type="float">
            <text:p>2606</text:p>
          </table:table-cell>
          <table:table-cell office:value-type="string" calcext:value-type="string">
            <text:p>Mist</text:p>
          </table:table-cell>
        </table:table-row>
        <table:table-row table:style-name="ro1">
          <table:table-cell office:value-type="float" office:value="280.82" calcext:value-type="float">
            <text:p>280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fog</text:p>
          </table:table-cell>
          <table:table-cell office:value-type="float" office:value="2606" calcext:value-type="float">
            <text:p>2606</text:p>
          </table:table-cell>
          <table:table-cell office:value-type="string" calcext:value-type="string">
            <text:p>Fog</text:p>
          </table:table-cell>
        </table:table-row>
        <table:table-row table:style-name="ro1">
          <table:table-cell office:value-type="float" office:value="280.39" calcext:value-type="float">
            <text:p>280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ist</text:p>
          </table:table-cell>
          <table:table-cell office:value-type="float" office:value="5714" calcext:value-type="float">
            <text:p>5714</text:p>
          </table:table-cell>
          <table:table-cell office:value-type="string" calcext:value-type="string">
            <text:p>Mist</text:p>
          </table:table-cell>
        </table:table-row>
        <table:table-row table:style-name="ro1">
          <table:table-cell office:value-type="float" office:value="280.19" calcext:value-type="float">
            <text:p>280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ist</text:p>
          </table:table-cell>
          <table:table-cell office:value-type="float" office:value="6798" calcext:value-type="float">
            <text:p>6798</text:p>
          </table:table-cell>
          <table:table-cell office:value-type="string" calcext:value-type="string">
            <text:p>Mist</text:p>
          </table:table-cell>
        </table:table-row>
        <table:table-row table:style-name="ro1">
          <table:table-cell office:value-type="float" office:value="279.82" calcext:value-type="float">
            <text:p>279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ist</text:p>
          </table:table-cell>
          <table:table-cell office:value-type="float" office:value="6114" calcext:value-type="float">
            <text:p>6114</text:p>
          </table:table-cell>
          <table:table-cell office:value-type="string" calcext:value-type="string">
            <text:p>Mist</text:p>
          </table:table-cell>
        </table:table-row>
        <table:table-row table:style-name="ro1">
          <table:table-cell office:value-type="float" office:value="279.75" calcext:value-type="float">
            <text:p>279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ist</text:p>
          </table:table-cell>
          <table:table-cell office:value-type="float" office:value="5094" calcext:value-type="float">
            <text:p>5094</text:p>
          </table:table-cell>
          <table:table-cell office:value-type="string" calcext:value-type="string">
            <text:p>Mist</text:p>
          </table:table-cell>
        </table:table-row>
        <table:table-row table:style-name="ro1">
          <table:table-cell office:value-type="float" office:value="280.07" calcext:value-type="float">
            <text:p>28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ist</text:p>
          </table:table-cell>
          <table:table-cell office:value-type="float" office:value="4473" calcext:value-type="float">
            <text:p>4473</text:p>
          </table:table-cell>
          <table:table-cell office:value-type="string" calcext:value-type="string">
            <text:p>Mist</text:p>
          </table:table-cell>
        </table:table-row>
        <table:table-row table:style-name="ro1">
          <table:table-cell office:value-type="float" office:value="280.32" calcext:value-type="float">
            <text:p>280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4529" calcext:value-type="float">
            <text:p>4529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1.72" calcext:value-type="float">
            <text:p>281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ky is clear</text:p>
          </table:table-cell>
          <table:table-cell office:value-type="float" office:value="4823" calcext:value-type="float">
            <text:p>4823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84.01" calcext:value-type="float">
            <text:p>284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cattered clouds</text:p>
          </table:table-cell>
          <table:table-cell office:value-type="float" office:value="4872" calcext:value-type="float">
            <text:p>4872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5.88" calcext:value-type="float">
            <text:p>285.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 is clear</text:p>
          </table:table-cell>
          <table:table-cell office:value-type="float" office:value="5238" calcext:value-type="float">
            <text:p>5238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86.87" calcext:value-type="float">
            <text:p>286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 is clear</text:p>
          </table:table-cell>
          <table:table-cell office:value-type="float" office:value="5584" calcext:value-type="float">
            <text:p>5584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87.6" calcext:value-type="float">
            <text:p>287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w clouds</text:p>
          </table:table-cell>
          <table:table-cell office:value-type="float" office:value="6246" calcext:value-type="float">
            <text:p>6246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7.27" calcext:value-type="float">
            <text:p>287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w clouds</text:p>
          </table:table-cell>
          <table:table-cell office:value-type="float" office:value="5957" calcext:value-type="float">
            <text:p>5957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6.18" calcext:value-type="float">
            <text:p>286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w clouds</text:p>
          </table:table-cell>
          <table:table-cell office:value-type="float" office:value="4535" calcext:value-type="float">
            <text:p>4535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5.2" calcext:value-type="float">
            <text:p>285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roken clouds</text:p>
          </table:table-cell>
          <table:table-cell office:value-type="float" office:value="3234" calcext:value-type="float">
            <text:p>3234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4.68" calcext:value-type="float">
            <text:p>284.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roken clouds</text:p>
          </table:table-cell>
          <table:table-cell office:value-type="float" office:value="2677" calcext:value-type="float">
            <text:p>2677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4.49" calcext:value-type="float">
            <text:p>284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2077" calcext:value-type="float">
            <text:p>2077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3.54" calcext:value-type="float">
            <text:p>283.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w clouds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2.33" calcext:value-type="float">
            <text:p>282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roken clouds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1.21" calcext:value-type="float">
            <text:p>281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w cloud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79.87" calcext:value-type="float">
            <text:p>279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 is clear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78.93" calcext:value-type="float">
            <text:p>278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 is clear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77.91" calcext:value-type="float">
            <text:p>277.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 is clear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77.21" calcext:value-type="float">
            <text:p>277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 is clear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76.61" calcext:value-type="float">
            <text:p>276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 is clear</text:p>
          </table:table-cell>
          <table:table-cell office:value-type="float" office:value="2769" calcext:value-type="float">
            <text:p>2769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76.11" calcext:value-type="float">
            <text:p>276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 is clear</text:p>
          </table:table-cell>
          <table:table-cell office:value-type="float" office:value="5789" calcext:value-type="float">
            <text:p>5789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74.81" calcext:value-type="float">
            <text:p>274.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w clouds</text:p>
          </table:table-cell>
          <table:table-cell office:value-type="float" office:value="7055" calcext:value-type="float">
            <text:p>7055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74.99" calcext:value-type="float">
            <text:p>274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w clouds</text:p>
          </table:table-cell>
          <table:table-cell office:value-type="float" office:value="6408" calcext:value-type="float">
            <text:p>6408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77.91" calcext:value-type="float">
            <text:p>277.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w clouds</text:p>
          </table:table-cell>
          <table:table-cell office:value-type="float" office:value="5254" calcext:value-type="float">
            <text:p>5254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0.71" calcext:value-type="float">
            <text:p>280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w clouds</text:p>
          </table:table-cell>
          <table:table-cell office:value-type="float" office:value="4547" calcext:value-type="float">
            <text:p>4547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3.85" calcext:value-type="float">
            <text:p>283.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w clouds</text:p>
          </table:table-cell>
          <table:table-cell office:value-type="float" office:value="4784" calcext:value-type="float">
            <text:p>4784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6.01" calcext:value-type="float">
            <text:p>286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cattered clouds</text:p>
          </table:table-cell>
          <table:table-cell office:value-type="float" office:value="5015" calcext:value-type="float">
            <text:p>5015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6.31" calcext:value-type="float">
            <text:p>286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 is clear</text:p>
          </table:table-cell>
          <table:table-cell office:value-type="float" office:value="5057" calcext:value-type="float">
            <text:p>5057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88.15" calcext:value-type="float">
            <text:p>288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roken clouds</text:p>
          </table:table-cell>
          <table:table-cell office:value-type="float" office:value="5430" calcext:value-type="float">
            <text:p>5430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9.15" calcext:value-type="float">
            <text:p>289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roken clouds</text:p>
          </table:table-cell>
          <table:table-cell office:value-type="float" office:value="5813" calcext:value-type="float">
            <text:p>5813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8.99" calcext:value-type="float">
            <text:p>288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roken clouds</text:p>
          </table:table-cell>
          <table:table-cell office:value-type="float" office:value="6496" calcext:value-type="float">
            <text:p>6496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8.86" calcext:value-type="float">
            <text:p>288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roken clouds</text:p>
          </table:table-cell>
          <table:table-cell office:value-type="float" office:value="6429" calcext:value-type="float">
            <text:p>6429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8.16" calcext:value-type="float">
            <text:p>288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5142" calcext:value-type="float">
            <text:p>5142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7.28" calcext:value-type="float">
            <text:p>287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light rain</text:p>
          </table:table-cell>
          <table:table-cell office:value-type="float" office:value="3311" calcext:value-type="float">
            <text:p>3311</text:p>
          </table:table-cell>
          <table:table-cell office:value-type="string" calcext:value-type="string">
            <text:p>Rain</text:p>
          </table:table-cell>
        </table:table-row>
        <table:table-row table:style-name="ro1">
          <table:table-cell office:value-type="float" office:value="287.04" calcext:value-type="float">
            <text:p>287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2777" calcext:value-type="float">
            <text:p>2777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6.9" calcext:value-type="float">
            <text:p>286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2331" calcext:value-type="float">
            <text:p>2331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7.09" calcext:value-type="float">
            <text:p>287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1767" calcext:value-type="float">
            <text:p>1767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7.09" calcext:value-type="float">
            <text:p>287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6.89" calcext:value-type="float">
            <text:p>286.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roken clouds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6.93" calcext:value-type="float">
            <text:p>286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roken clouds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6.93" calcext:value-type="float">
            <text:p>286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7.07" calcext:value-type="float">
            <text:p>287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6.56" calcext:value-type="float">
            <text:p>286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roken clouds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5.91" calcext:value-type="float">
            <text:p>285.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2732" calcext:value-type="float">
            <text:p>2732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5.29" calcext:value-type="float">
            <text:p>285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5637" calcext:value-type="float">
            <text:p>5637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4.92" calcext:value-type="float">
            <text:p>284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roken clouds</text:p>
          </table:table-cell>
          <table:table-cell office:value-type="float" office:value="5564" calcext:value-type="float">
            <text:p>5564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5.35" calcext:value-type="float">
            <text:p>285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roken clouds</text:p>
          </table:table-cell>
          <table:table-cell office:value-type="float" office:value="6274" calcext:value-type="float">
            <text:p>6274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5.72" calcext:value-type="float">
            <text:p>285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oximity shower rain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Rain</text:p>
          </table:table-cell>
        </table:table-row>
        <table:table-row table:style-name="ro1">
          <table:table-cell office:value-type="float" office:value="285.72" calcext:value-type="float">
            <text:p>285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ight rain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Rain</text:p>
          </table:table-cell>
        </table:table-row>
        <table:table-row table:style-name="ro1">
          <table:table-cell office:value-type="float" office:value="287.09" calcext:value-type="float">
            <text:p>287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roken clouds</text:p>
          </table:table-cell>
          <table:table-cell office:value-type="float" office:value="4680" calcext:value-type="float">
            <text:p>4680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8.31" calcext:value-type="float">
            <text:p>288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roken clouds</text:p>
          </table:table-cell>
          <table:table-cell office:value-type="float" office:value="4642" calcext:value-type="float">
            <text:p>4642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8.61" calcext:value-type="float">
            <text:p>288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 is clear</text:p>
          </table:table-cell>
          <table:table-cell office:value-type="float" office:value="4979" calcext:value-type="float">
            <text:p>4979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90.32" calcext:value-type="float">
            <text:p>290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 is clear</text:p>
          </table:table-cell>
          <table:table-cell office:value-type="float" office:value="4851" calcext:value-type="float">
            <text:p>4851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91.36" calcext:value-type="float">
            <text:p>291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 is clear</text:p>
          </table:table-cell>
          <table:table-cell office:value-type="float" office:value="4291" calcext:value-type="float">
            <text:p>4291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92.01" calcext:value-type="float">
            <text:p>292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 is clear</text:p>
          </table:table-cell>
          <table:table-cell office:value-type="float" office:value="4714" calcext:value-type="float">
            <text:p>4714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92.61" calcext:value-type="float">
            <text:p>292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 is clear</text:p>
          </table:table-cell>
          <table:table-cell office:value-type="float" office:value="6723" calcext:value-type="float">
            <text:p>6723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92.65" calcext:value-type="float">
            <text:p>292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 is clear</text:p>
          </table:table-cell>
          <table:table-cell office:value-type="float" office:value="6180" calcext:value-type="float">
            <text:p>6180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float" office:value="290.52" calcext:value-type="float">
            <text:p>290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cattered clouds</text:p>
          </table:table-cell>
          <table:table-cell office:value-type="float" office:value="4843" calcext:value-type="float">
            <text:p>4843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8.35" calcext:value-type="float">
            <text:p>288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cattered clouds</text:p>
          </table:table-cell>
          <table:table-cell office:value-type="float" office:value="3435" calcext:value-type="float">
            <text:p>3435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6.72" calcext:value-type="float">
            <text:p>286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cattered clouds</text:p>
          </table:table-cell>
          <table:table-cell office:value-type="float" office:value="2921" calcext:value-type="float">
            <text:p>2921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5.49" calcext:value-type="float">
            <text:p>285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cattered clouds</text:p>
          </table:table-cell>
          <table:table-cell office:value-type="float" office:value="2763" calcext:value-type="float">
            <text:p>2763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4.22" calcext:value-type="float">
            <text:p>284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w clouds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3.8" calcext:value-type="float">
            <text:p>283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w clouds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3.72" calcext:value-type="float">
            <text:p>283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w clouds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2.8" calcext:value-type="float">
            <text:p>282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cattered clouds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2.32" calcext:value-type="float">
            <text:p>282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ist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ist</text:p>
          </table:table-cell>
        </table:table-row>
        <table:table-row table:style-name="ro1">
          <table:table-cell office:value-type="float" office:value="282.38" calcext:value-type="float">
            <text:p>282.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ist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Mist</text:p>
          </table:table-cell>
        </table:table-row>
        <table:table-row table:style-name="ro1">
          <table:table-cell office:value-type="float" office:value="282.76" calcext:value-type="float">
            <text:p>282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2.88" calcext:value-type="float">
            <text:p>282.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ist</text:p>
          </table:table-cell>
          <table:table-cell office:value-type="float" office:value="2564" calcext:value-type="float">
            <text:p>2564</text:p>
          </table:table-cell>
          <table:table-cell office:value-type="string" calcext:value-type="string">
            <text:p>Mist</text:p>
          </table:table-cell>
        </table:table-row>
        <table:table-row table:style-name="ro1">
          <table:table-cell office:value-type="float" office:value="284.18" calcext:value-type="float">
            <text:p>284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roken clouds</text:p>
          </table:table-cell>
          <table:table-cell office:value-type="float" office:value="5358" calcext:value-type="float">
            <text:p>5358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4.69" calcext:value-type="float">
            <text:p>284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6441" calcext:value-type="float">
            <text:p>6441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5536" calcext:value-type="float">
            <text:p>5536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6.9" calcext:value-type="float">
            <text:p>286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light rain</text:p>
          </table:table-cell>
          <table:table-cell office:value-type="float" office:value="5256" calcext:value-type="float">
            <text:p>5256</text:p>
          </table:table-cell>
          <table:table-cell office:value-type="string" calcext:value-type="string">
            <text:p>Rain</text:p>
          </table:table-cell>
        </table:table-row>
        <table:table-row table:style-name="ro1">
          <table:table-cell office:value-type="float" office:value="288.35" calcext:value-type="float">
            <text:p>288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4619" calcext:value-type="float">
            <text:p>4619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9.59" calcext:value-type="float">
            <text:p>289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5107" calcext:value-type="float">
            <text:p>5107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8.27" calcext:value-type="float">
            <text:p>288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light rain</text:p>
          </table:table-cell>
          <table:table-cell office:value-type="float" office:value="5147" calcext:value-type="float">
            <text:p>5147</text:p>
          </table:table-cell>
          <table:table-cell office:value-type="string" calcext:value-type="string">
            <text:p>Rain</text:p>
          </table:table-cell>
        </table:table-row>
        <table:table-row table:style-name="ro1">
          <table:table-cell office:value-type="float" office:value="286.41" calcext:value-type="float">
            <text:p>286.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5283" calcext:value-type="float">
            <text:p>5283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5.96" calcext:value-type="float">
            <text:p>285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5704" calcext:value-type="float">
            <text:p>5704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7.04" calcext:value-type="float">
            <text:p>287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5887" calcext:value-type="float">
            <text:p>5887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7.18" calcext:value-type="float">
            <text:p>287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6307" calcext:value-type="float">
            <text:p>6307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6.94" calcext:value-type="float">
            <text:p>286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5953" calcext:value-type="float">
            <text:p>5953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6.01" calcext:value-type="float">
            <text:p>286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4519" calcext:value-type="float">
            <text:p>4519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4.67" calcext:value-type="float">
            <text:p>284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ight intensity drizzle</text:p>
          </table:table-cell>
          <table:table-cell office:value-type="float" office:value="3427" calcext:value-type="float">
            <text:p>3427</text:p>
          </table:table-cell>
          <table:table-cell office:value-type="string" calcext:value-type="string">
            <text:p>Drizzle</text:p>
          </table:table-cell>
        </table:table-row>
        <table:table-row table:style-name="ro1">
          <table:table-cell office:value-type="float" office:value="283.44" calcext:value-type="float">
            <text:p>283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ight rain</text:p>
          </table:table-cell>
          <table:table-cell office:value-type="float" office:value="2921" calcext:value-type="float">
            <text:p>2921</text:p>
          </table:table-cell>
          <table:table-cell office:value-type="string" calcext:value-type="string">
            <text:p>Rain</text:p>
          </table:table-cell>
        </table:table-row>
        <table:table-row table:style-name="ro1">
          <table:table-cell office:value-type="float" office:value="282.51" calcext:value-type="float">
            <text:p>282.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ight intensity drizzle</text:p>
          </table:table-cell>
          <table:table-cell office:value-type="float" office:value="2649" calcext:value-type="float">
            <text:p>2649</text:p>
          </table:table-cell>
          <table:table-cell office:value-type="string" calcext:value-type="string">
            <text:p>Drizzle</text:p>
          </table:table-cell>
        </table:table-row>
        <table:table-row table:style-name="ro1">
          <table:table-cell office:value-type="float" office:value="281.9" calcext:value-type="float">
            <text:p>281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1.85" calcext:value-type="float">
            <text:p>281.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1177" calcext:value-type="float">
            <text:p>1177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1.28" calcext:value-type="float">
            <text:p>281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0.97" calcext:value-type="float">
            <text:p>280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mist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Mist</text:p>
          </table:table-cell>
        </table:table-row>
        <table:table-row table:style-name="ro1">
          <table:table-cell office:value-type="float" office:value="280.44" calcext:value-type="float">
            <text:p>280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light intensity drizzle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Drizzle</text:p>
          </table:table-cell>
        </table:table-row>
        <table:table-row table:style-name="ro1">
          <table:table-cell office:value-type="float" office:value="280.44" calcext:value-type="float">
            <text:p>280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mist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Mist</text:p>
          </table:table-cell>
        </table:table-row>
        <table:table-row table:style-name="ro1">
          <table:table-cell office:value-type="float" office:value="280.02" calcext:value-type="float">
            <text:p>28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mist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st</text:p>
          </table:table-cell>
        </table:table-row>
        <table:table-row table:style-name="ro1">
          <table:table-cell office:value-type="float" office:value="279.79" calcext:value-type="float">
            <text:p>279.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light intensity drizzle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Drizzle</text:p>
          </table:table-cell>
        </table:table-row>
        <table:table-row table:style-name="ro1">
          <table:table-cell office:value-type="float" office:value="279.79" calcext:value-type="float">
            <text:p>279.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mist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Mist</text:p>
          </table:table-cell>
        </table:table-row>
        <table:table-row table:style-name="ro1">
          <table:table-cell office:value-type="float" office:value="279.79" calcext:value-type="float">
            <text:p>279.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light rain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Rain</text:p>
          </table:table-cell>
        </table:table-row>
        <table:table-row table:style-name="ro1">
          <table:table-cell office:value-type="float" office:value="279.79" calcext:value-type="float">
            <text:p>279.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drizzle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Drizzle</text:p>
          </table:table-cell>
        </table:table-row>
        <table:table-row table:style-name="ro1">
          <table:table-cell office:value-type="float" office:value="279.74" calcext:value-type="float">
            <text:p>279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mist</text:p>
          </table:table-cell>
          <table:table-cell office:value-type="float" office:value="2370" calcext:value-type="float">
            <text:p>2370</text:p>
          </table:table-cell>
          <table:table-cell office:value-type="string" calcext:value-type="string">
            <text:p>Mist</text:p>
          </table:table-cell>
        </table:table-row>
        <table:table-row table:style-name="ro1">
          <table:table-cell office:value-type="float" office:value="279.74" calcext:value-type="float">
            <text:p>279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light rain</text:p>
          </table:table-cell>
          <table:table-cell office:value-type="float" office:value="2370" calcext:value-type="float">
            <text:p>2370</text:p>
          </table:table-cell>
          <table:table-cell office:value-type="string" calcext:value-type="string">
            <text:p>Rain</text:p>
          </table:table-cell>
        </table:table-row>
        <table:table-row table:style-name="ro1">
          <table:table-cell office:value-type="float" office:value="279.65" calcext:value-type="float">
            <text:p>279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light intensity drizzle</text:p>
          </table:table-cell>
          <table:table-cell office:value-type="float" office:value="5162" calcext:value-type="float">
            <text:p>5162</text:p>
          </table:table-cell>
          <table:table-cell office:value-type="string" calcext:value-type="string">
            <text:p>Drizzle</text:p>
          </table:table-cell>
        </table:table-row>
        <table:table-row table:style-name="ro1">
          <table:table-cell office:value-type="float" office:value="279.65" calcext:value-type="float">
            <text:p>279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mist</text:p>
          </table:table-cell>
          <table:table-cell office:value-type="float" office:value="5162" calcext:value-type="float">
            <text:p>5162</text:p>
          </table:table-cell>
          <table:table-cell office:value-type="string" calcext:value-type="string">
            <text:p>Mist</text:p>
          </table:table-cell>
        </table:table-row>
        <table:table-row table:style-name="ro1">
          <table:table-cell office:value-type="float" office:value="279.65" calcext:value-type="float">
            <text:p>279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light rain</text:p>
          </table:table-cell>
          <table:table-cell office:value-type="float" office:value="5162" calcext:value-type="float">
            <text:p>5162</text:p>
          </table:table-cell>
          <table:table-cell office:value-type="string" calcext:value-type="string">
            <text:p>Rain</text:p>
          </table:table-cell>
        </table:table-row>
        <table:table-row table:style-name="ro1">
          <table:table-cell office:value-type="float" office:value="279.45" calcext:value-type="float">
            <text:p>279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mist</text:p>
          </table:table-cell>
          <table:table-cell office:value-type="float" office:value="5777" calcext:value-type="float">
            <text:p>5777</text:p>
          </table:table-cell>
          <table:table-cell office:value-type="string" calcext:value-type="string">
            <text:p>Mist</text:p>
          </table:table-cell>
        </table:table-row>
        <table:table-row table:style-name="ro1">
          <table:table-cell office:value-type="float" office:value="279.45" calcext:value-type="float">
            <text:p>279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moderate rain</text:p>
          </table:table-cell>
          <table:table-cell office:value-type="float" office:value="5777" calcext:value-type="float">
            <text:p>5777</text:p>
          </table:table-cell>
          <table:table-cell office:value-type="string" calcext:value-type="string">
            <text:p>Rain</text:p>
          </table:table-cell>
        </table:table-row>
        <table:table-row table:style-name="ro1">
          <table:table-cell office:value-type="float" office:value="279.22" calcext:value-type="float">
            <text:p>279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light intensity drizzle</text:p>
          </table:table-cell>
          <table:table-cell office:value-type="float" office:value="5235" calcext:value-type="float">
            <text:p>5235</text:p>
          </table:table-cell>
          <table:table-cell office:value-type="string" calcext:value-type="string">
            <text:p>Drizzle</text:p>
          </table:table-cell>
        </table:table-row>
        <table:table-row table:style-name="ro1">
          <table:table-cell office:value-type="float" office:value="279.22" calcext:value-type="float">
            <text:p>279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mist</text:p>
          </table:table-cell>
          <table:table-cell office:value-type="float" office:value="5235" calcext:value-type="float">
            <text:p>5235</text:p>
          </table:table-cell>
          <table:table-cell office:value-type="string" calcext:value-type="string">
            <text:p>Mist</text:p>
          </table:table-cell>
        </table:table-row>
        <table:table-row table:style-name="ro1">
          <table:table-cell office:value-type="float" office:value="279.22" calcext:value-type="float">
            <text:p>279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light rain</text:p>
          </table:table-cell>
          <table:table-cell office:value-type="float" office:value="5235" calcext:value-type="float">
            <text:p>5235</text:p>
          </table:table-cell>
          <table:table-cell office:value-type="string" calcext:value-type="string">
            <text:p>Rain</text:p>
          </table:table-cell>
        </table:table-row>
        <table:table-row table:style-name="ro1">
          <table:table-cell office:value-type="float" office:value="279.35" calcext:value-type="float">
            <text:p>279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light rain</text:p>
          </table:table-cell>
          <table:table-cell office:value-type="float" office:value="4606" calcext:value-type="float">
            <text:p>4606</text:p>
          </table:table-cell>
          <table:table-cell office:value-type="string" calcext:value-type="string">
            <text:p>Rain</text:p>
          </table:table-cell>
        </table:table-row>
        <table:table-row table:style-name="ro1">
          <table:table-cell office:value-type="float" office:value="279.35" calcext:value-type="float">
            <text:p>279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mist</text:p>
          </table:table-cell>
          <table:table-cell office:value-type="float" office:value="4606" calcext:value-type="float">
            <text:p>4606</text:p>
          </table:table-cell>
          <table:table-cell office:value-type="string" calcext:value-type="string">
            <text:p>Mist</text:p>
          </table:table-cell>
        </table:table-row>
        <table:table-row table:style-name="ro1">
          <table:table-cell office:value-type="float" office:value="279.92" calcext:value-type="float">
            <text:p>279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mist</text:p>
          </table:table-cell>
          <table:table-cell office:value-type="float" office:value="4328" calcext:value-type="float">
            <text:p>4328</text:p>
          </table:table-cell>
          <table:table-cell office:value-type="string" calcext:value-type="string">
            <text:p>Mist</text:p>
          </table:table-cell>
        </table:table-row>
        <table:table-row table:style-name="ro1">
          <table:table-cell office:value-type="float" office:value="280.44" calcext:value-type="float">
            <text:p>280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4282" calcext:value-type="float">
            <text:p>4282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4489" calcext:value-type="float">
            <text:p>4489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1.51" calcext:value-type="float">
            <text:p>281.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4908" calcext:value-type="float">
            <text:p>4908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1.93" calcext:value-type="float">
            <text:p>281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mist</text:p>
          </table:table-cell>
          <table:table-cell office:value-type="float" office:value="5620" calcext:value-type="float">
            <text:p>5620</text:p>
          </table:table-cell>
          <table:table-cell office:value-type="string" calcext:value-type="string">
            <text:p>Mist</text:p>
          </table:table-cell>
        </table:table-row>
        <table:table-row table:style-name="ro1">
          <table:table-cell office:value-type="float" office:value="281.94" calcext:value-type="float">
            <text:p>281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mist</text:p>
          </table:table-cell>
          <table:table-cell office:value-type="float" office:value="5849" calcext:value-type="float">
            <text:p>5849</text:p>
          </table:table-cell>
          <table:table-cell office:value-type="string" calcext:value-type="string">
            <text:p>Mist</text:p>
          </table:table-cell>
        </table:table-row>
        <table:table-row table:style-name="ro1">
          <table:table-cell office:value-type="float" office:value="281.94" calcext:value-type="float">
            <text:p>281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ight intensity drizzle</text:p>
          </table:table-cell>
          <table:table-cell office:value-type="float" office:value="5849" calcext:value-type="float">
            <text:p>5849</text:p>
          </table:table-cell>
          <table:table-cell office:value-type="string" calcext:value-type="string">
            <text:p>Drizzle</text:p>
          </table:table-cell>
        </table:table-row>
        <table:table-row table:style-name="ro1">
          <table:table-cell office:value-type="float" office:value="282.27" calcext:value-type="float">
            <text:p>282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moderate rain</text:p>
          </table:table-cell>
          <table:table-cell office:value-type="float" office:value="4945" calcext:value-type="float">
            <text:p>4945</text:p>
          </table:table-cell>
          <table:table-cell office:value-type="string" calcext:value-type="string">
            <text:p>Rain</text:p>
          </table:table-cell>
        </table:table-row>
        <table:table-row table:style-name="ro1">
          <table:table-cell office:value-type="float" office:value="282.41" calcext:value-type="float">
            <text:p>282.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ight rain</text:p>
          </table:table-cell>
          <table:table-cell office:value-type="float" office:value="4619" calcext:value-type="float">
            <text:p>4619</text:p>
          </table:table-cell>
          <table:table-cell office:value-type="string" calcext:value-type="string">
            <text:p>Rain</text:p>
          </table:table-cell>
        </table:table-row>
        <table:table-row table:style-name="ro1">
          <table:table-cell office:value-type="float" office:value="282.21" calcext:value-type="float">
            <text:p>282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4479" calcext:value-type="float">
            <text:p>4479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1.69" calcext:value-type="float">
            <text:p>281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roken clouds</text:p>
          </table:table-cell>
          <table:table-cell office:value-type="float" office:value="3804" calcext:value-type="float">
            <text:p>3804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1.26" calcext:value-type="float">
            <text:p>281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2908" calcext:value-type="float">
            <text:p>2908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0.66" calcext:value-type="float">
            <text:p>280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mist</text:p>
          </table:table-cell>
          <table:table-cell office:value-type="float" office:value="2942" calcext:value-type="float">
            <text:p>2942</text:p>
          </table:table-cell>
          <table:table-cell office:value-type="string" calcext:value-type="string">
            <text:p>Mist</text:p>
          </table:table-cell>
        </table:table-row>
        <table:table-row table:style-name="ro1">
          <table:table-cell office:value-type="float" office:value="280.43" calcext:value-type="float">
            <text:p>280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rizzle</text:p>
          </table:table-cell>
          <table:table-cell office:value-type="float" office:value="3077" calcext:value-type="float">
            <text:p>3077</text:p>
          </table:table-cell>
          <table:table-cell office:value-type="string" calcext:value-type="string">
            <text:p>Drizzle</text:p>
          </table:table-cell>
        </table:table-row>
        <table:table-row table:style-name="ro1">
          <table:table-cell office:value-type="float" office:value="280.43" calcext:value-type="float">
            <text:p>280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ight intensity drizzle</text:p>
          </table:table-cell>
          <table:table-cell office:value-type="float" office:value="3077" calcext:value-type="float">
            <text:p>3077</text:p>
          </table:table-cell>
          <table:table-cell office:value-type="string" calcext:value-type="string">
            <text:p>Drizzle</text:p>
          </table:table-cell>
        </table:table-row>
        <table:table-row table:style-name="ro1">
          <table:table-cell office:value-type="float" office:value="280.1" calcext:value-type="float">
            <text:p>28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mist</text:p>
          </table:table-cell>
          <table:table-cell office:value-type="float" office:value="2051" calcext:value-type="float">
            <text:p>2051</text:p>
          </table:table-cell>
          <table:table-cell office:value-type="string" calcext:value-type="string">
            <text:p>Mist</text:p>
          </table:table-cell>
        </table:table-row>
        <table:table-row table:style-name="ro1">
          <table:table-cell office:value-type="float" office:value="280.1" calcext:value-type="float">
            <text:p>28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ight rain</text:p>
          </table:table-cell>
          <table:table-cell office:value-type="float" office:value="2051" calcext:value-type="float">
            <text:p>2051</text:p>
          </table:table-cell>
          <table:table-cell office:value-type="string" calcext:value-type="string">
            <text:p>Rain</text:p>
          </table:table-cell>
        </table:table-row>
        <table:table-row table:style-name="ro1">
          <table:table-cell office:value-type="float" office:value="280.1" calcext:value-type="float">
            <text:p>28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ight intensity drizzle</text:p>
          </table:table-cell>
          <table:table-cell office:value-type="float" office:value="2051" calcext:value-type="float">
            <text:p>2051</text:p>
          </table:table-cell>
          <table:table-cell office:value-type="string" calcext:value-type="string">
            <text:p>Drizzle</text:p>
          </table:table-cell>
        </table:table-row>
        <table:table-row table:style-name="ro1">
          <table:table-cell office:value-type="float" office:value="280.06" calcext:value-type="float">
            <text:p>28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ight rain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Rain</text:p>
          </table:table-cell>
        </table:table-row>
        <table:table-row table:style-name="ro1">
          <table:table-cell office:value-type="float" office:value="280.06" calcext:value-type="float">
            <text:p>28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moderate rain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Rain</text:p>
          </table:table-cell>
        </table:table-row>
        <table:table-row table:style-name="ro1">
          <table:table-cell office:value-type="float" office:value="280.28" calcext:value-type="float">
            <text:p>280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rizzle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Drizzle</text:p>
          </table:table-cell>
        </table:table-row>
        <table:table-row table:style-name="ro1">
          <table:table-cell office:value-type="float" office:value="280.28" calcext:value-type="float">
            <text:p>280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light rain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Rain</text:p>
          </table:table-cell>
        </table:table-row>
        <table:table-row table:style-name="ro1">
          <table:table-cell office:value-type="float" office:value="280.38" calcext:value-type="float">
            <text:p>280.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light intensity drizzle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Drizzle</text:p>
          </table:table-cell>
        </table:table-row>
        <table:table-row table:style-name="ro1">
          <table:table-cell office:value-type="float" office:value="280.62" calcext:value-type="float">
            <text:p>280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light intensity drizzle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Drizzle</text:p>
          </table:table-cell>
        </table:table-row>
        <table:table-row table:style-name="ro1">
          <table:table-cell office:value-type="float" office:value="280.62" calcext:value-type="float">
            <text:p>280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mist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Mist</text:p>
          </table:table-cell>
        </table:table-row>
        <table:table-row table:style-name="ro1">
          <table:table-cell office:value-type="float" office:value="280.91" calcext:value-type="float">
            <text:p>280.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mist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Mist</text:p>
          </table:table-cell>
        </table:table-row>
        <table:table-row table:style-name="ro1">
          <table:table-cell office:value-type="float" office:value="280.91" calcext:value-type="float">
            <text:p>280.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rizzle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Drizzle</text:p>
          </table:table-cell>
        </table:table-row>
        <table:table-row table:style-name="ro1">
          <table:table-cell office:value-type="float" office:value="280.91" calcext:value-type="float">
            <text:p>280.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light rain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Rain</text:p>
          </table:table-cell>
        </table:table-row>
        <table:table-row table:style-name="ro1">
          <table:table-cell office:value-type="float" office:value="280.96" calcext:value-type="float">
            <text:p>280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light rain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Rain</text:p>
          </table:table-cell>
        </table:table-row>
        <table:table-row table:style-name="ro1">
          <table:table-cell office:value-type="float" office:value="280.96" calcext:value-type="float">
            <text:p>280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mist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Mist</text:p>
          </table:table-cell>
        </table:table-row>
        <table:table-row table:style-name="ro1">
          <table:table-cell office:value-type="float" office:value="280.96" calcext:value-type="float">
            <text:p>280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rizzle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Drizzle</text:p>
          </table:table-cell>
        </table:table-row>
        <table:table-row table:style-name="ro1">
          <table:table-cell office:value-type="float" office:value="281.13" calcext:value-type="float">
            <text:p>281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light rain</text:p>
          </table:table-cell>
          <table:table-cell office:value-type="float" office:value="1313" calcext:value-type="float">
            <text:p>1313</text:p>
          </table:table-cell>
          <table:table-cell office:value-type="string" calcext:value-type="string">
            <text:p>Rain</text:p>
          </table:table-cell>
        </table:table-row>
        <table:table-row table:style-name="ro1">
          <table:table-cell office:value-type="float" office:value="281.13" calcext:value-type="float">
            <text:p>281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mist</text:p>
          </table:table-cell>
          <table:table-cell office:value-type="float" office:value="1313" calcext:value-type="float">
            <text:p>1313</text:p>
          </table:table-cell>
          <table:table-cell office:value-type="string" calcext:value-type="string">
            <text:p>Mist</text:p>
          </table:table-cell>
        </table:table-row>
        <table:table-row table:style-name="ro1">
          <table:table-cell office:value-type="float" office:value="281.13" calcext:value-type="float">
            <text:p>281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light intensity drizzle</text:p>
          </table:table-cell>
          <table:table-cell office:value-type="float" office:value="1313" calcext:value-type="float">
            <text:p>1313</text:p>
          </table:table-cell>
          <table:table-cell office:value-type="string" calcext:value-type="string">
            <text:p>Drizzle</text:p>
          </table:table-cell>
        </table:table-row>
        <table:table-row table:style-name="ro1">
          <table:table-cell office:value-type="float" office:value="281.28" calcext:value-type="float">
            <text:p>281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ight rain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Rain</text:p>
          </table:table-cell>
        </table:table-row>
        <table:table-row table:style-name="ro1">
          <table:table-cell office:value-type="float" office:value="281.28" calcext:value-type="float">
            <text:p>281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ist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Mist</text:p>
          </table:table-cell>
        </table:table-row>
        <table:table-row table:style-name="ro1">
          <table:table-cell office:value-type="float" office:value="281.28" calcext:value-type="float">
            <text:p>281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rizzle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Drizzle</text:p>
          </table:table-cell>
        </table:table-row>
        <table:table-row table:style-name="ro1">
          <table:table-cell office:value-type="float" office:value="281.19" calcext:value-type="float">
            <text:p>281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ight rain</text:p>
          </table:table-cell>
          <table:table-cell office:value-type="float" office:value="2787" calcext:value-type="float">
            <text:p>2787</text:p>
          </table:table-cell>
          <table:table-cell office:value-type="string" calcext:value-type="string">
            <text:p>Rain</text:p>
          </table:table-cell>
        </table:table-row>
        <table:table-row table:style-name="ro1">
          <table:table-cell office:value-type="float" office:value="281.19" calcext:value-type="float">
            <text:p>281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ist</text:p>
          </table:table-cell>
          <table:table-cell office:value-type="float" office:value="2787" calcext:value-type="float">
            <text:p>2787</text:p>
          </table:table-cell>
          <table:table-cell office:value-type="string" calcext:value-type="string">
            <text:p>Mist</text:p>
          </table:table-cell>
        </table:table-row>
        <table:table-row table:style-name="ro1">
          <table:table-cell office:value-type="float" office:value="281.19" calcext:value-type="float">
            <text:p>281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rizzle</text:p>
          </table:table-cell>
          <table:table-cell office:value-type="float" office:value="2787" calcext:value-type="float">
            <text:p>2787</text:p>
          </table:table-cell>
          <table:table-cell office:value-type="string" calcext:value-type="string">
            <text:p>Drizzle</text:p>
          </table:table-cell>
        </table:table-row>
        <table:table-row table:style-name="ro1">
          <table:table-cell office:value-type="float" office:value="281.7" calcext:value-type="float">
            <text:p>281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ight rain</text:p>
          </table:table-cell>
          <table:table-cell office:value-type="float" office:value="3713" calcext:value-type="float">
            <text:p>3713</text:p>
          </table:table-cell>
          <table:table-cell office:value-type="string" calcext:value-type="string">
            <text:p>Rain</text:p>
          </table:table-cell>
        </table:table-row>
        <table:table-row table:style-name="ro1">
          <table:table-cell office:value-type="float" office:value="281.7" calcext:value-type="float">
            <text:p>281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rizzle</text:p>
          </table:table-cell>
          <table:table-cell office:value-type="float" office:value="3713" calcext:value-type="float">
            <text:p>3713</text:p>
          </table:table-cell>
          <table:table-cell office:value-type="string" calcext:value-type="string">
            <text:p>Drizzle</text:p>
          </table:table-cell>
        </table:table-row>
        <table:table-row table:style-name="ro1">
          <table:table-cell office:value-type="float" office:value="281.7" calcext:value-type="float">
            <text:p>281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ist</text:p>
          </table:table-cell>
          <table:table-cell office:value-type="float" office:value="3713" calcext:value-type="float">
            <text:p>3713</text:p>
          </table:table-cell>
          <table:table-cell office:value-type="string" calcext:value-type="string">
            <text:p>Mist</text:p>
          </table:table-cell>
        </table:table-row>
        <table:table-row table:style-name="ro1">
          <table:table-cell office:value-type="float" office:value="281.7" calcext:value-type="float">
            <text:p>281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ight intensity drizzle</text:p>
          </table:table-cell>
          <table:table-cell office:value-type="float" office:value="3713" calcext:value-type="float">
            <text:p>3713</text:p>
          </table:table-cell>
          <table:table-cell office:value-type="string" calcext:value-type="string">
            <text:p>Drizzle</text:p>
          </table:table-cell>
        </table:table-row>
        <table:table-row table:style-name="ro1">
          <table:table-cell office:value-type="float" office:value="282.02" calcext:value-type="float">
            <text:p>282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ight rain</text:p>
          </table:table-cell>
          <table:table-cell office:value-type="float" office:value="3815" calcext:value-type="float">
            <text:p>3815</text:p>
          </table:table-cell>
          <table:table-cell office:value-type="string" calcext:value-type="string">
            <text:p>Rain</text:p>
          </table:table-cell>
        </table:table-row>
        <table:table-row table:style-name="ro1">
          <table:table-cell office:value-type="float" office:value="282.02" calcext:value-type="float">
            <text:p>282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rizzle</text:p>
          </table:table-cell>
          <table:table-cell office:value-type="float" office:value="3815" calcext:value-type="float">
            <text:p>3815</text:p>
          </table:table-cell>
          <table:table-cell office:value-type="string" calcext:value-type="string">
            <text:p>Drizzle</text:p>
          </table:table-cell>
        </table:table-row>
        <table:table-row table:style-name="ro1">
          <table:table-cell office:value-type="float" office:value="282.02" calcext:value-type="float">
            <text:p>282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ist</text:p>
          </table:table-cell>
          <table:table-cell office:value-type="float" office:value="3815" calcext:value-type="float">
            <text:p>3815</text:p>
          </table:table-cell>
          <table:table-cell office:value-type="string" calcext:value-type="string">
            <text:p>Mist</text:p>
          </table:table-cell>
        </table:table-row>
        <table:table-row table:style-name="ro1">
          <table:table-cell office:value-type="float" office:value="282.02" calcext:value-type="float">
            <text:p>282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oderate rain</text:p>
          </table:table-cell>
          <table:table-cell office:value-type="float" office:value="3815" calcext:value-type="float">
            <text:p>3815</text:p>
          </table:table-cell>
          <table:table-cell office:value-type="string" calcext:value-type="string">
            <text:p>Rain</text:p>
          </table:table-cell>
        </table:table-row>
        <table:table-row table:style-name="ro1">
          <table:table-cell office:value-type="float" office:value="282.35" calcext:value-type="float">
            <text:p>282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ight rain</text:p>
          </table:table-cell>
          <table:table-cell office:value-type="float" office:value="4339" calcext:value-type="float">
            <text:p>4339</text:p>
          </table:table-cell>
          <table:table-cell office:value-type="string" calcext:value-type="string">
            <text:p>Rain</text:p>
          </table:table-cell>
        </table:table-row>
        <table:table-row table:style-name="ro1">
          <table:table-cell office:value-type="float" office:value="282.35" calcext:value-type="float">
            <text:p>282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ist</text:p>
          </table:table-cell>
          <table:table-cell office:value-type="float" office:value="4339" calcext:value-type="float">
            <text:p>4339</text:p>
          </table:table-cell>
          <table:table-cell office:value-type="string" calcext:value-type="string">
            <text:p>Mist</text:p>
          </table:table-cell>
        </table:table-row>
        <table:table-row table:style-name="ro1">
          <table:table-cell office:value-type="float" office:value="282.35" calcext:value-type="float">
            <text:p>282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rizzle</text:p>
          </table:table-cell>
          <table:table-cell office:value-type="float" office:value="4339" calcext:value-type="float">
            <text:p>4339</text:p>
          </table:table-cell>
          <table:table-cell office:value-type="string" calcext:value-type="string">
            <text:p>Drizzle</text:p>
          </table:table-cell>
        </table:table-row>
        <table:table-row table:style-name="ro1">
          <table:table-cell office:value-type="float" office:value="282.71" calcext:value-type="float">
            <text:p>28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eavy intensity rain</text:p>
          </table:table-cell>
          <table:table-cell office:value-type="float" office:value="4613" calcext:value-type="float">
            <text:p>4613</text:p>
          </table:table-cell>
          <table:table-cell office:value-type="string" calcext:value-type="string">
            <text:p>Rain</text:p>
          </table:table-cell>
        </table:table-row>
        <table:table-row table:style-name="ro1">
          <table:table-cell office:value-type="float" office:value="282.71" calcext:value-type="float">
            <text:p>28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ist</text:p>
          </table:table-cell>
          <table:table-cell office:value-type="float" office:value="4613" calcext:value-type="float">
            <text:p>4613</text:p>
          </table:table-cell>
          <table:table-cell office:value-type="string" calcext:value-type="string">
            <text:p>Mist</text:p>
          </table:table-cell>
        </table:table-row>
        <table:table-row table:style-name="ro1">
          <table:table-cell office:value-type="float" office:value="282.71" calcext:value-type="float">
            <text:p>28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ight rain</text:p>
          </table:table-cell>
          <table:table-cell office:value-type="float" office:value="4613" calcext:value-type="float">
            <text:p>4613</text:p>
          </table:table-cell>
          <table:table-cell office:value-type="string" calcext:value-type="string">
            <text:p>Rain</text:p>
          </table:table-cell>
        </table:table-row>
        <table:table-row table:style-name="ro1">
          <table:table-cell office:value-type="float" office:value="282.71" calcext:value-type="float">
            <text:p>28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oderate rain</text:p>
          </table:table-cell>
          <table:table-cell office:value-type="float" office:value="4613" calcext:value-type="float">
            <text:p>4613</text:p>
          </table:table-cell>
          <table:table-cell office:value-type="string" calcext:value-type="string">
            <text:p>Rain</text:p>
          </table:table-cell>
        </table:table-row>
        <table:table-row table:style-name="ro1">
          <table:table-cell office:value-type="float" office:value="283.31" calcext:value-type="float">
            <text:p>283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ight rain</text:p>
          </table:table-cell>
          <table:table-cell office:value-type="float" office:value="4507" calcext:value-type="float">
            <text:p>4507</text:p>
          </table:table-cell>
          <table:table-cell office:value-type="string" calcext:value-type="string">
            <text:p>Rain</text:p>
          </table:table-cell>
        </table:table-row>
        <table:table-row table:style-name="ro1">
          <table:table-cell office:value-type="float" office:value="283.79" calcext:value-type="float">
            <text:p>283.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4452" calcext:value-type="float">
            <text:p>4452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4.2" calcext:value-type="float">
            <text:p>284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roken clouds</text:p>
          </table:table-cell>
          <table:table-cell office:value-type="float" office:value="4636" calcext:value-type="float">
            <text:p>4636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4.32" calcext:value-type="float">
            <text:p>284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4810" calcext:value-type="float">
            <text:p>4810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4.13" calcext:value-type="float">
            <text:p>284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roken clouds</text:p>
          </table:table-cell>
          <table:table-cell office:value-type="float" office:value="5125" calcext:value-type="float">
            <text:p>5125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3.14" calcext:value-type="float">
            <text:p>283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cattered clouds</text:p>
          </table:table-cell>
          <table:table-cell office:value-type="float" office:value="4337" calcext:value-type="float">
            <text:p>4337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1.4" calcext:value-type="float">
            <text:p>281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cattered clouds</text:p>
          </table:table-cell>
          <table:table-cell office:value-type="float" office:value="3644" calcext:value-type="float">
            <text:p>3644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0.47" calcext:value-type="float">
            <text:p>280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w clouds</text:p>
          </table:table-cell>
          <table:table-cell office:value-type="float" office:value="3107" calcext:value-type="float">
            <text:p>3107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79.52" calcext:value-type="float">
            <text:p>279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w clouds</text:p>
          </table:table-cell>
          <table:table-cell office:value-type="float" office:value="2929" calcext:value-type="float">
            <text:p>2929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78.85" calcext:value-type="float">
            <text:p>278.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ist</text:p>
          </table:table-cell>
          <table:table-cell office:value-type="float" office:value="2865" calcext:value-type="float">
            <text:p>2865</text:p>
          </table:table-cell>
          <table:table-cell office:value-type="string" calcext:value-type="string">
            <text:p>Mist</text:p>
          </table:table-cell>
        </table:table-row>
        <table:table-row table:style-name="ro1">
          <table:table-cell office:value-type="float" office:value="278.12" calcext:value-type="float">
            <text:p>278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og</text:p>
          </table:table-cell>
          <table:table-cell office:value-type="float" office:value="2340" calcext:value-type="float">
            <text:p>2340</text:p>
          </table:table-cell>
          <table:table-cell office:value-type="string" calcext:value-type="string">
            <text:p>Fog</text:p>
          </table:table-cell>
        </table:table-row>
        <table:table-row table:style-name="ro1">
          <table:table-cell office:value-type="float" office:value="277.94" calcext:value-type="float">
            <text:p>277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ist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Mist</text:p>
          </table:table-cell>
        </table:table-row>
        <table:table-row table:style-name="ro1">
          <table:table-cell office:value-type="float" office:value="275.93" calcext:value-type="float">
            <text:p>275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og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Fog</text:p>
          </table:table-cell>
        </table:table-row>
        <table:table-row table:style-name="ro1">
          <table:table-cell office:value-type="float" office:value="275.93" calcext:value-type="float">
            <text:p>275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ist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Mist</text:p>
          </table:table-cell>
        </table:table-row>
        <table:table-row table:style-name="ro1">
          <table:table-cell office:value-type="float" office:value="284.09" calcext:value-type="float">
            <text:p>284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roken clouds</text:p>
          </table:table-cell>
          <table:table-cell office:value-type="float" office:value="4695" calcext:value-type="float">
            <text:p>4695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2.6" calcext:value-type="float">
            <text:p>28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roken clouds</text:p>
          </table:table-cell>
          <table:table-cell office:value-type="float" office:value="4335" calcext:value-type="float">
            <text:p>4335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1.72" calcext:value-type="float">
            <text:p>281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1583" calcext:value-type="float">
            <text:p>1583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1.26" calcext:value-type="float">
            <text:p>281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vercast clouds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1.29" calcext:value-type="float">
            <text:p>281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roken clouds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1.01" calcext:value-type="float">
            <text:p>281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roken clouds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0.57" calcext:value-type="float">
            <text:p>280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cattered clouds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80.54" calcext:value-type="float">
            <text:p>280.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roken clouds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Clouds</text:p>
          </table:table-cell>
        </table:table-row>
        <table:table-row table:style-name="ro1">
          <table:table-cell office:value-type="float" office:value="279.37" calcext:value-type="float">
            <text:p>279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t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Mist</text:p>
          </table:table-cell>
        </table:table-row>
        <table:table-row table:style-name="ro1">
          <table:table-cell office:value-type="float" office:value="279.18" calcext:value-type="float">
            <text:p>279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t</text:p>
          </table:table-cell>
          <table:table-cell office:value-type="float" office:value="2622" calcext:value-type="float">
            <text:p>2622</text:p>
          </table:table-cell>
          <table:table-cell office:value-type="string" calcext:value-type="string">
            <text:p>Mist</text:p>
          </table:table-cell>
        </table:table-row>
        <table:table-row table:style-name="ro1">
          <table:table-cell office:value-type="float" office:value="279.05" calcext:value-type="float">
            <text:p>279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t</text:p>
          </table:table-cell>
          <table:table-cell office:value-type="float" office:value="5456" calcext:value-type="float">
            <text:p>5456</text:p>
          </table:table-cell>
          <table:table-cell office:value-type="string" calcext:value-type="string">
            <text:p>Mi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7T14:03:07.866773978</meta:creation-date>
    <dc:date>2019-09-27T14:04:58.936591059</dc:date>
    <meta:editing-duration>P0D</meta:editing-duration>
    <meta:editing-cycles>1</meta:editing-cycles>
    <meta:document-statistic meta:table-count="1" meta:cell-count="3500" meta:object-count="0"/>
    <meta:generator>LibreOffice/4.2.8.2$Linux_X86_64 LibreOffice_project/420m0$Build-2</meta:generator>
  </office:meta>
</office:document-meta>
</file>